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officeooo:paragraph-rsid="010f7046"/>
    </style:style>
    <style:style style:name="P5" style:family="paragraph" style:parent-style-name="Footer">
      <style:text-properties officeooo:rsid="00178920" officeooo:paragraph-rsid="00178920"/>
    </style:style>
    <style:style style:name="P6" style:family="paragraph" style:parent-style-name="Footer">
      <style:text-properties officeooo:paragraph-rsid="01120261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Footer">
      <style:paragraph-properties fo:text-align="end" style:justify-single-word="false"/>
      <style:text-properties officeooo:paragraph-rsid="00d4df5c"/>
    </style:style>
    <style:style style:name="P42" style:family="paragraph" style:parent-style-name="Footer">
      <style:paragraph-properties fo:text-align="start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211dd7e"/>
    </style:style>
    <style:style style:name="P44" style:family="paragraph" style:parent-style-name="Footer">
      <style:text-properties officeooo:paragraph-rsid="00d4df5c"/>
    </style:style>
    <style:style style:name="P45" style:family="paragraph" style:parent-style-name="Footer">
      <style:text-properties officeooo:paragraph-rsid="00863005"/>
    </style:style>
    <style:style style:name="P46" style:family="paragraph" style:parent-style-name="Footer">
      <style:text-properties officeooo:paragraph-rsid="030c4d7d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officeooo:paragraph-rsid="00ab054e"/>
    </style:style>
    <style:style style:name="P70" style:family="paragraph" style:parent-style-name="Header">
      <style:paragraph-properties fo:text-align="center" style:justify-single-word="false"/>
      <style:text-properties officeooo:paragraph-rsid="00c10aa6"/>
    </style:style>
    <style:style style:name="P71" style:family="paragraph" style:parent-style-name="Header">
      <style:paragraph-properties fo:text-align="start" style:justify-single-word="false"/>
      <style:text-properties officeooo:paragraph-rsid="0289fb01"/>
    </style:style>
    <style:style style:name="P72" style:family="paragraph" style:parent-style-name="Header">
      <style:paragraph-properties fo:text-align="start" style:justify-single-word="false"/>
      <style:text-properties officeooo:paragraph-rsid="0211dd7e"/>
    </style:style>
    <style:style style:name="P73" style:family="paragraph" style:parent-style-name="Header">
      <style:paragraph-properties fo:text-align="start" style:justify-single-word="false"/>
      <style:text-properties officeooo:paragraph-rsid="02a56131"/>
    </style:style>
    <style:style style:name="P7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">
      <style:text-properties officeooo:paragraph-rsid="014ed536"/>
    </style:style>
    <style:style style:name="P102" style:family="paragraph" style:parent-style-name="_5f_Paragraphe">
      <style:text-properties officeooo:paragraph-rsid="01505344"/>
    </style:style>
    <style:style style:name="P103" style:family="paragraph" style:parent-style-name="_5f_Paragraphe_5f_Correction">
      <style:text-properties officeooo:paragraph-rsid="01557e52"/>
    </style:style>
    <style:style style:name="P104" style:family="paragraph" style:parent-style-name="_5f_Paragraphe_5f_Réponse_5f_Pointillés_5f_Grisés">
      <style:text-properties officeooo:paragraph-rsid="015161e7"/>
    </style:style>
    <style:style style:name="P105" style:family="paragraph" style:parent-style-name="_5f_Paragraphe_5f_Réponse_5f_Pointillés_5f_Grisés">
      <style:text-properties officeooo:paragraph-rsid="0152c019"/>
    </style:style>
    <style:style style:name="P106" style:family="paragraph" style:parent-style-name="_5f_Footer_20_page_20_impaire_20__28_D_29_"/>
    <style:style style:name="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Paragraphe_5f_avec_5f_Num_5f_Question" style:list-style-name="_5f_Numérotation_20_des_20_exercices">
      <style:text-properties officeooo:paragraph-rsid="014dcf1a"/>
    </style:style>
    <style:style style:name="P112" style:family="paragraph" style:parent-style-name="_5f_Paragraphe_5f_avec_5f_Num_5f_Question">
      <style:text-properties officeooo:paragraph-rsid="01505344"/>
    </style:style>
    <style:style style:name="P113" style:family="paragraph" style:parent-style-name="_5f_Paragraphe_5f_avec_5f_Num_5f_Question">
      <style:text-properties officeooo:paragraph-rsid="0154bd55"/>
    </style:style>
    <style:style style:name="P114" style:family="paragraph" style:parent-style-name="_5f_Premier_5f_Titre_5f_Exercices_5f_avec_5f_Num_5f_Exo_5f_sans_5f_Titre" style:master-page-name="_32__5f_2_5f_SERIE_5f_D_5f_GAUCHE_5f_ET_5f_DROITE_5f_2COL">
      <style:paragraph-properties style:page-number="159" fo:break-before="auto" fo:break-after="auto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text-align="center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hatch" draw:fill-color="#729fcf" draw:fill-hatch-name="Black_20_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f66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29" style:family="paragraph">
      <loext:graphic-properties draw:fill="solid" draw:fill-color="#7fb241"/>
    </style:style>
    <style:style style:name="P130" style:family="paragraph">
      <loext:graphic-properties draw:fill="solid" draw:fill-color="#1ca2b8"/>
    </style:style>
    <style:style style:name="P13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62e4e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34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4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" style:family="text">
      <style:text-properties fo:font-variant="small-caps" fo:color="#9d0f89" loext:opacity="100%" style:font-name="Bitstream Vera Sans" fo:font-size="16pt" fo:font-weight="bold" officeooo:rsid="01a13e78"/>
    </style:style>
    <style:style style:name="T8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42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7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8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5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6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6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6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63" style:family="text">
      <style:text-properties fo:font-variant="small-caps" officeooo:rsid="0054f64f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10c4d3a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14dcf1a"/>
    </style:style>
    <style:style style:name="T181" style:family="text">
      <style:text-properties fo:color="#000000" loext:opacity="100%" style:font-name="Bitstream Vera Sans" fo:font-size="10pt" fo:language="fr" fo:country="FR" officeooo:rsid="014dcf1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officeooo:rsid="015161e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officeooo:rsid="0152c01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154bd5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style:font-name="Bitstream Vera Sans" fo:font-size="10pt" fo:language="fr" fo:country="FR" officeooo:rsid="0154fb0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fo:color="#000000" loext:opacity="100%" style:font-name="Bitstream Vera Sans" fo:font-size="10pt" fo:language="fr" fo:country="FR" officeooo:rsid="01557e5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fo:color="#000000" loext:opacity="100%" style:font-name="Bitstream Vera Sans" fo:font-size="10pt" fo:language="fr" fo:country="FR" fo:font-style="normal" officeooo:rsid="01557e5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officeooo:rsid="014ed536"/>
    </style:style>
    <style:style style:name="T189" style:family="text">
      <style:text-properties fo:font-style="normal" officeooo:rsid="014ed536"/>
    </style:style>
    <style:style style:name="T190" style:family="text">
      <style:text-properties fo:font-style="normal" officeooo:rsid="0154fb0f"/>
    </style:style>
    <style:style style:name="T191" style:family="text">
      <style:text-properties fo:font-style="normal" officeooo:rsid="01557e52"/>
    </style:style>
    <style:style style:name="T192" style:family="text">
      <style:text-properties fo:font-style="normal" officeooo:rsid="01564f3a"/>
    </style:style>
    <style:style style:name="T193" style:family="text">
      <style:text-properties style:text-underline-style="none" fo:font-weight="bold" officeooo:rsid="014ed536"/>
    </style:style>
    <style:style style:name="T194" style:family="text">
      <style:text-properties officeooo:rsid="01505344"/>
    </style:style>
    <style:style style:name="T195" style:family="text">
      <style:text-properties officeooo:rsid="01508f77"/>
    </style:style>
    <style:style style:name="T196" style:family="text">
      <style:text-properties officeooo:rsid="015161e7"/>
    </style:style>
    <style:style style:name="T197" style:family="text">
      <style:text-properties officeooo:rsid="0152c019"/>
    </style:style>
    <style:style style:name="T198" style:family="text">
      <style:text-properties officeooo:rsid="0154bd55"/>
    </style:style>
    <style:style style:name="T199" style:family="text">
      <style:text-properties officeooo:rsid="0154fb0f"/>
    </style:style>
    <style:style style:name="T200" style:family="text">
      <style:text-properties officeooo:rsid="01557e52"/>
    </style:style>
    <style:style style:name="T201" style:family="text">
      <style:text-properties officeooo:rsid="01564f3a"/>
    </style:style>
    <style:style style:name="T202" style:family="text"/>
    <style:style style:name="T203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f66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207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.035cm" svg:stroke-color="#ff3333" draw:marker-start="" draw:marker-start-width="0.213cm" draw:marker-start-center="false" draw:marker-end="" draw:marker-end-width="0.213cm" draw:marker-end-center="false" svg:stroke-opacity="100%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100%" draw:stroke-linejoin="bevel" svg:stroke-linecap="square" draw:fill="hatch" draw:fill-color="#729fcf" draw:fill-hatch-name="Black_20_45_20_Degrees" draw:textarea-horizontal-align="justify" draw:textarea-vertical-align="middle" draw:auto-grow-height="false" fo:min-height="1.75cm" fo:min-width="3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4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2_1" draw:style-name="gr26" draw:text-style-name="P133" svg:width="3.918cm" svg:height="1.031cm" draw:transform="rotate (0.0876155284501153) translate (0.137583333333333cm 0.342194444444444cm)">
        <draw:text-box>
          <text:p text:style-name="P116"><text:span text:style-name="T207">Fiche supplémentaire</text:span></text:p>
        </draw:text-box>
      </draw:frame>
      <draw:line text:anchor-type="page" text:anchor-page-number="1" draw:z-index="2" draw:name="Shape3_0" draw:style-name="gr27" draw:text-style-name="P116" svg:x1="8.925cm" svg:y1="1.411cm" svg:x2="21.997cm" svg:y2="1.411cm">
        <text:p/>
      </draw:line>
      <draw:frame text:anchor-type="page" text:anchor-page-number="1" draw:z-index="1" draw:name="Shape8_0" draw:style-name="gr28" draw:text-style-name="P128" svg:width="2.703cm" svg:height="0.715cm" draw:transform="rotate (0.0872664625997165) translate (1.32644444444444cm 1.21884722222222cm)">
        <draw:text-box>
          <text:p text:style-name="P116"><text:span text:style-name="T206">Série 2</text:span></text:p>
        </draw:text-box>
      </draw:frame>
      <draw:path text:anchor-type="page" text:anchor-page-number="1" draw:z-index="0" draw:name="Shape1" draw:style-name="gr29" draw:text-style-name="P134" svg:width="4.329cm" svg:height="2.24cm" svg:x="0cm" svg:y="0cm" svg:viewBox="0 0 4330 2241" svg:d="M0 2241l3984-288c209-15 363-168 345-342l-170-1611h-4159z">
        <text:p/>
      </draw:path>
      <text:section text:style-name="Sect1" text:name="Section1">
        <text:list xml:id="list82041352" text:style-name="_5f_Numérotation_20_des_20_exercices">
          <text:list-item text:start-value="1">
            <text:h text:style-name="P114" text:outline-level="1" text:restart-numbering="true" text:start-value="1">Calcule mentalement :</text:h>
          </text:list-item>
        </text:list>
        <text:list xml:id="list866510521" text:style-name="_5f_Numérotation_20_des_20_exercices">
          <text:list-item>
            <text:list>
              <text:list-item>
                <text:p text:style-name="_5f_Paragraphe_5f_avec_5f_Num_5f_Question"><text:span text:style-name="_5f_Caractères">50 % de 120 élèves : </text:span><text:span text:style-name="_5f_pointillés_20_gris"><text:s/></text:span><text:span text:style-name="_5f_Caractères_5f_correction"><text:span text:style-name="T180">60 élèves.</text:span></text:span></text:p>
              </text:list-item>
              <text:list-item>
                <text:p text:style-name="P111"><text:span text:style-name="_5f_Caractères">25 % de 120 kilogrammes : </text:span><text:span text:style-name="_5f_Caractères_5f_correction"><text:span text:style-name="T181">3</text:span></text:span><text:span text:style-name="_5f_Caractères_5f_correction"><text:span text:style-name="T180">0 kilogrammes.</text:span></text:span></text:p>
              </text:list-item>
              <text:list-item>
                <text:p text:style-name="P111"><text:span text:style-name="_5f_Caractères">10 % de 120 mètres : </text:span><text:span text:style-name="_5f_pointillés_20_gris"><text:s/></text:span><text:span text:style-name="_5f_Caractères_5f_correction">12 mètres.</text:span></text:p>
              </text:list-item>
              <text:list-item>
                <text:p text:style-name="P111"><text:span text:style-name="_5f_Caractères">20 % de 120 pommes : </text:span><text:span text:style-name="_5f_pointillés_20_gris"><text:s/></text:span><text:span text:style-name="_5f_Caractères_5f_correction"><text:span text:style-name="T180">24 </text:span></text:span><text:span text:style-name="_5f_Caractères_5f_correction">pommes.</text:span></text:p>
              </text:list-item>
              <text:list-item>
                <text:p text:style-name="P111"><text:span text:style-name="_5f_Caractères">75 % de 40 litres : <text:s/></text:span><text:span text:style-name="_5f_Caractères_5f_correction"><text:span text:style-name="T180">3</text:span></text:span><text:span text:style-name="_5f_Caractères_5f_correction">0 litres.</text:span></text:p>
              </text:list-item>
            </text:list>
          </text:list-item>
        </text:list>
        <text:list xml:id="list232621077072747" text:continue-list="list82041352" text:style-name="_5f_Numérotation_20_des_20_exercices">
          <text:list-item>
            <text:h text:style-name="_5f_Titre_5f_Exercices_5f_sans_5f_Titre" text:outline-level="1">Calcule :</text:h>
          </text:list-item>
        </text:list>
        <text:h text:style-name="P101" text:outline-level="1"><text:span text:style-name="_5f_Caractères">36 % de 25 km : </text:span><text:span text:style-name="_5f_Caractères_5f_correction"><text:span text:style-name="T188">25 ×</text:span></text:span><text:span text:style-name="_5f_Caractères_5f_correction"> </text:span><text:span text:style-name="_5f_Caractères_5f_correction"><text:span text:style-name="T188">36 ÷</text:span></text:span><text:span text:style-name="_5f_Caractères_5f_correction"> </text:span><text:span text:style-name="_5f_Caractères_5f_correction"><text:span text:style-name="T188">100 = </text:span></text:span><text:span text:style-name="_5f_Caractères_5f_correction"><text:s/></text:span><text:span text:style-name="_5f_Caractères_5f_correction"><text:span text:style-name="T188">9</text:span></text:span><text:span text:style-name="_5f_Caractères_5f_correction"> km</text:span></text:h>
        <text:h text:style-name="_5f_Paragraphe" text:outline-level="1"><text:span text:style-name="_5f_Caractères">78 % de 12 L : </text:span><text:span text:style-name="_5f_Caractères_5f_correction"><text:span text:style-name="T189">12 × 78 ÷ 100 = <text:s/>9,36 L</text:span></text:span></text:h>
        <text:h text:style-name="_5f_Paragraphe" text:outline-level="1"><text:span text:style-name="_5f_Caractères">25 % d'une heure : </text:span><text:span text:style-name="_5f_Caractères_5f_correction"><text:span text:style-name="T189">1 ×</text:span></text:span><text:span text:style-name="_5f_Caractères_5f_correction"> </text:span><text:span text:style-name="_5f_Caractères_5f_correction"><text:span text:style-name="T188">25 ÷</text:span></text:span><text:span text:style-name="_5f_Caractères_5f_correction"> </text:span><text:span text:style-name="_5f_Caractères_5f_correction"><text:span text:style-name="T188">100 = 0,25 h </text:span></text:span></text:h>
        <text:h text:style-name="_5f_Paragraphe" text:outline-level="1"><text:span text:style-name="_5f_Caractères">95 % de 750 g :</text:span><text:span text:style-name="_5f_Caractères_5f_correction"> </text:span><text:span text:style-name="_5f_Caractères_5f_correction"><text:span text:style-name="T189">750 ×</text:span></text:span><text:span text:style-name="_5f_Caractères_5f_correction"> </text:span><text:span text:style-name="_5f_Caractères_5f_correction"><text:span text:style-name="T188">95 </text:span></text:span><text:span text:style-name="_5f_Caractères_5f_correction"><text:span text:style-name="T193">÷</text:span></text:span><text:span text:style-name="_5f_Caractères_5f_correction"> </text:span><text:span text:style-name="_5f_Caractères_5f_correction"><text:span text:style-name="T188">100 = <text:s/>712,5 </text:span></text:span><text:span text:style-name="_5f_Caractères_5f_correction"><text:span text:style-name="T194">g</text:span></text:span></text:h>
        <text:list xml:id="list232620771593504" text:continue-numbering="true" text:style-name="_5f_Numérotation_20_des_20_exercices">
          <text:list-item>
            <text:h text:style-name="_5f_Titre_5f_Exercices_5f_avec_5f_Titre" text:outline-level="1">Surface</text:h>
          </text:list-item>
        </text:list>
        <text:list xml:id="list232620970933769" text:continue-list="list866510521" text:style-name="_5f_Numérotation_20_des_20_exercices">
          <text:list-item>
            <text:list>
              <text:list-item text:start-value="1">
                <text:p text:style-name="P112">Construis un rectangle de longueur 5 cm et de largeur 4 cm.</text:p>
              </text:list-item>
            </text:list>
          </text:list-item>
        </text:list>
        <text:h text:style-name="_5f_Paragraphe" text:outline-level="1"><draw:g text:anchor-type="paragraph" draw:z-index="188" draw:name="Forme1" draw:style-name="gr12"><draw:g draw:style-name="gr13"><draw:g draw:style-name="gr13"><draw:line draw:style-name="gr14" draw:text-style-name="P122" svg:x1="0.485cm" svg:y1="0.439cm" svg:x2="5.485cm" svg:y2="0.439cm"><text:p/></draw:line><draw:line draw:style-name="gr14" draw:text-style-name="P122" svg:x1="5.484cm" svg:y1="0.439cm" svg:x2="5.484cm" svg:y2="4.439cm"><text:p/></draw:line><draw:line draw:style-name="gr14" draw:text-style-name="P122" svg:x1="5.485cm" svg:y1="4.437cm" svg:x2="0.485cm" svg:y2="4.437cm"><text:p/></draw:line><draw:line draw:style-name="gr14" draw:text-style-name="P122" svg:x1="0.485cm" svg:y1="4.439cm" svg:x2="0.485cm" svg:y2="0.439cm"><text:p/></draw:line></draw:g><draw:custom-shape draw:style-name="gr15" draw:text-style-name="P123" svg:width="4.001cm" svg:height="2.001cm" draw:transform="rotate (1.5707963267949) translate (0.493888888888889cm 4.44147222222222cm)"><text:p/><draw:enhanced-geometry svg:viewBox="0 0 21600 21600" draw:type="rectangle" draw:enhanced-path="M 0 0 L 21600 0 21600 21600 0 21600 0 0 Z N"/></draw:custom-shape></draw:g><draw:line draw:style-name="gr16" draw:text-style-name="P122" svg:x1="0.498cm" svg:y1="0.099cm" svg:x2="5.479cm" svg:y2="0.099cm"><text:p/></draw:line><draw:frame draw:style-name="gr17" draw:text-style-name="P125" svg:width="2.657cm" svg:height="0.936cm" svg:x="2.386cm" svg:y="-0.7cm"><draw:text-box><text:p text:style-name="P124"><text:span text:style-name="T203">5 <text:s/>cm</text:span></text:p></draw:text-box></draw:frame><draw:line draw:style-name="gr16" draw:text-style-name="P122" svg:x1="5.894cm" svg:y1="4.458cm" svg:x2="5.894cm" svg:y2="0.463cm"><text:p/></draw:line><draw:frame draw:style-name="gr18" draw:text-style-name="P125" svg:width="2.657cm" svg:height="0.934cm" svg:x="5.914cm" svg:y="2.122cm"><draw:text-box><text:p text:style-name="P124"><text:span text:style-name="T203">4 <text:s/>cm</text:span></text:p></draw:text-box></draw:frame><draw:line draw:style-name="gr16" draw:text-style-name="P122" svg:x1="0.333cm" svg:y1="4.707cm" svg:x2="2.491cm" svg:y2="4.758cm"><text:p/></draw:line><draw:frame draw:style-name="gr18" draw:text-style-name="P125" svg:width="2.657cm" svg:height="0.934cm" svg:x="0.643cm" svg:y="4.696cm"><draw:text-box><text:p text:style-name="P124"><text:span text:style-name="T203">2 <text:s/>cm</text:span></text:p></draw:text-box></draw:frame><draw:frame draw:style-name="gr19" draw:text-style-name="P126" svg:width="2.324cm" svg:height="0.821cm" svg:x="1.993cm" svg:y="0.462cm"><draw:text-box><text:p text:style-name="P124"><text:span text:style-name="T204">20 cm²</text:span></text:p></draw:text-box></draw:frame><draw:frame draw:style-name="gr19" draw:text-style-name="P127" svg:width="2.324cm" svg:height="0.821cm" svg:x="0.603cm" svg:y="2.226cm"><draw:text-box><text:p text:style-name="P124"><text:span text:style-name="T205">8 cm²</text:span></text:p></draw:text-box></draw:frame></draw:g></text:h>
        <text:h text:style-name="P102" text:outline-level="1"/>
        <text:h text:style-name="P102" text:outline-level="1"/>
        <text:h text:style-name="P102" text:outline-level="1"/>
        <text:h text:style-name="_5f_Paragraphe" text:outline-level="1"/>
        <text:list xml:id="list232621108723081" text:continue-numbering="true" text:style-name="_5f_Numérotation_20_des_20_exercices">
          <text:list-item>
            <text:list>
              <text:list-header>
                <text:p text:style-name="_5f_Paragraphe_5f_avec_5f_Num_5f_Question"/>
                <text:p text:style-name="_5f_Paragraphe_5f_avec_5f_Num_5f_Question"/>
                <text:p text:style-name="_5f_Paragraphe_5f_avec_5f_Num_5f_Question"/>
              </text:list-header>
              <text:list-item>
                <text:p text:style-name="_5f_Paragraphe_5f_avec_5f_Num_5f_Question">Hachure 40 % de la surface de ton rectangle.</text:p>
              </text:list-item>
            </text:list>
          </text:list-item>
        </text:list>
        <text:list xml:id="list232620099834412" text:continue-list="list232620771593504" text:style-name="_5f_Numérotation_20_des_20_exercices">
          <text:list-item>
            <text:h text:style-name="_5f_Titre_5f_Exercices_5f_sans_5f_Titre" text:outline-level="1">Dans un club d'équitation comptant 115 membres, il y a 80 % de filles.</text:h>
          </text:list-item>
        </text:list>
        <text:list xml:id="list232619398674482" text:continue-list="list232621108723081" text:style-name="_5f_Numérotation_20_des_20_exercices">
          <text:list-item>
            <text:list>
              <text:list-item text:start-value="1">
                <text:p text:style-name="_5f_Paragraphe_5f_avec_5f_Num_5f_Question">Combien y a-t-il de filles dans ce club ?</text:p>
              </text:list-item>
            </text:list>
          </text:list-item>
        </text:list>
        <text:h text:style-name="_5f_Paragraphe_5f_Correction" text:outline-level="1"><text:span text:style-name="_5f_Caractères_5f_correction"><text:span text:style-name="T195">115 ×</text:span></text:span><text:span text:style-name="_5f_Caractères_5f_correction"> </text:span><text:span text:style-name="_5f_Caractères_5f_correction"><text:span text:style-name="T195">80 ÷</text:span></text:span><text:span text:style-name="_5f_Caractères_5f_correction"> </text:span><text:span text:style-name="_5f_Caractères_5f_correction"><text:span text:style-name="T195">100 = </text:span></text:span><text:span text:style-name="_5f_Caractères_5f_correction"><text:span text:style-name="T196">92 </text:span></text:span></text:h>
        <text:h text:style-name="_5f_Paragraphe_5f_Correction" text:outline-level="1"><text:span text:style-name="_5f_Caractères_5f_correction">Il y a 92 filles dans ce club.</text:span></text:h>
        <text:list xml:id="list232620375874828" text:continue-numbering="true" text:style-name="_5f_Numérotation_20_des_20_exercices">
          <text:list-item>
            <text:list>
              <text:list-item>
                <text:p text:style-name="_5f_Paragraphe_5f_avec_5f_Num_5f_Question">Combien y a-t-il de garçons dans ce club ?</text:p>
              </text:list-item>
            </text:list>
          </text:list-item>
        </text:list>
        <text:p text:style-name="P104"><text:span text:style-name="_5f_Caractères_5f_correction"><text:span text:style-name="T195">115 – </text:span></text:span><text:span text:style-name="_5f_Caractères_5f_correction"><text:span text:style-name="T196">92 </text:span></text:span><text:span text:style-name="_5f_Caractères_5f_correction"><text:span text:style-name="T195">= </text:span></text:span><text:span text:style-name="_5f_Caractères_5f_correction"><text:span text:style-name="T182">23</text:span></text:span><text:span text:style-name="_5f_Caractères_5f_correction"><text:span text:style-name="T196"> </text:span></text:span></text:p>
        <text:p text:style-name="P104"><text:span text:style-name="_5f_Caractères_5f_correction"><text:span text:style-name="T196">Il y a </text:span></text:span><text:span text:style-name="_5f_Caractères_5f_correction"><text:span text:style-name="T182">23 garçons </text:span></text:span><text:span text:style-name="_5f_Caractères_5f_correction"><text:span text:style-name="T196">dans ce club.</text:span></text:span></text:p>
        <text:list xml:id="list232621246894597" text:continue-numbering="true" text:style-name="_5f_Numérotation_20_des_20_exercices">
          <text:list-item>
            <text:list>
              <text:list-item>
                <text:p text:style-name="_5f_Paragraphe_5f_avec_5f_Num_5f_Question">75 % des filles inscrites dans ce club ont moins de 16 ans. Combien y a-t-il de filles de moins de 16 <text:s/>ans dans ce club ?</text:p>
              </text:list-item>
            </text:list>
          </text:list-item>
        </text:list>
        <text:p text:style-name="P105"><text:span text:style-name="_5f_Caractères_5f_correction"><text:span text:style-name="T183">Il y a 92</text:span></text:span><text:span text:style-name="_5f_Caractères_5f_correction"><text:span text:style-name="T195"> ×</text:span></text:span><text:span text:style-name="_5f_Caractères_5f_correction"> </text:span><text:span text:style-name="_5f_Caractères_5f_correction"><text:span text:style-name="T183">75 </text:span></text:span><text:span text:style-name="_5f_Caractères_5f_correction"><text:span text:style-name="T195">÷</text:span></text:span><text:span text:style-name="_5f_Caractères_5f_correction"> </text:span><text:span text:style-name="_5f_Caractères_5f_correction"><text:span text:style-name="T195">100 = </text:span></text:span><text:span text:style-name="_5f_Caractères_5f_correction"><text:span text:style-name="T183">69</text:span></text:span><text:span text:style-name="_5f_Caractères_5f_correction"><text:span text:style-name="T196"> </text:span></text:span><text:span text:style-name="_5f_Caractères_5f_correction"><text:span text:style-name="T197">filles de moins de 16 ans</text:span></text:span></text:p>
        <text:list xml:id="list232620778951319" text:continue-list="list232620099834412" text:style-name="_5f_Numérotation_20_des_20_exercices">
          <text:list-item>
            <text:h text:style-name="_5f_Titre_5f_Exercices_5f_avec_5f_Titre" text:outline-level="1">Augmentation de population</text:h>
          </text:list-item>
        </text:list>
        <text:h text:style-name="_5f_Paragraphe" text:outline-level="1">En cinq ans, le nombre d'habitants d'une ville de 12 500 habitants a augmenté de 15 %.</text:h>
        <text:list xml:id="list232619605696589" text:continue-list="list232621246894597" text:style-name="_5f_Numérotation_20_des_20_exercices">
          <text:list-item>
            <text:list>
              <text:list-item text:start-value="1">
                <text:p text:style-name="_5f_Paragraphe_5f_avec_5f_Num_5f_Question">Calcule le nombre de nouveaux habitants dans cette ville.</text:p>
              </text:list-item>
            </text:list>
          </text:list-item>
        </text:list>
        <text:h text:style-name="_5f_Paragraphe_5f_Correction" text:outline-level="1"><text:span text:style-name="_5f_Caractères_5f_correction"><text:span text:style-name="T198">12 500 ×</text:span></text:span><text:span text:style-name="_5f_Caractères_5f_correction"> </text:span><text:span text:style-name="_5f_Caractères_5f_correction"><text:span text:style-name="T198">15 ÷</text:span></text:span><text:span text:style-name="_5f_Caractères_5f_correction"> </text:span><text:span text:style-name="_5f_Caractères_5f_correction"><text:span text:style-name="T198">100 = 1 875 nouveaux habitants.</text:span></text:span></text:h>
        <text:list xml:id="list232620160639294" text:continue-numbering="true" text:style-name="_5f_Numérotation_20_des_20_exercices">
          <text:list-item>
            <text:list>
              <text:list-item>
                <text:p text:style-name="P113"><text:span text:style-name="_5f_Caractères">Combien d'habitants y a‑t‑il désormais dans cette ville ?</text:span></text:p>
              </text:list-item>
            </text:list>
          </text:list-item>
        </text:list>
        <text:h text:style-name="_5f_Paragraphe_5f_Correction" text:outline-level="1"><text:span text:style-name="_5f_Caractères_5f_correction">Nombre d’habitants :</text:span></text:h>
        <text:h text:style-name="_5f_Paragraphe_5f_Correction" text:outline-level="1"><text:span text:style-name="_5f_Caractères_5f_correction"><text:span text:style-name="T198">12 500 </text:span></text:span><text:span text:style-name="_5f_Caractères_5f_correction"><text:span text:style-name="T184">+ 1 875 </text:span></text:span><text:span text:style-name="_5f_Caractères_5f_correction"><text:span text:style-name="T198">= </text:span></text:span><text:span text:style-name="_5f_Caractères_5f_correction"><text:span text:style-name="T184">14 375</text:span></text:span><text:span text:style-name="_5f_Caractères_5f_correction"><text:span text:style-name="T198"> <text:s/>habitants.</text:span></text:span></text:h>
        <text:list xml:id="list232620848905145" text:continue-list="list232620778951319" text:style-name="_5f_Numérotation_20_des_20_exercices">
          <text:list-item>
            <text:h text:style-name="_5f_Titre_5f_Exercices_5f_avec_5f_Titre" text:outline-level="1">Les soldes</text:h>
          </text:list-item>
        </text:list>
        <text:h text:style-name="_5f_Paragraphe" text:outline-level="1"><text:span text:style-name="_5f_Caractères">Au début des soldes, un commerçant applique une réduction de 15 % sur tous les articles de son ma­gasin. Quelques jours après, il ajoute une deuxième démarque de 10 %. Anne achète un ap­pareil photo qui coûtait initialement 100 €.</text:span></text:h>
        <text:list xml:id="list232620726034249" text:continue-list="list232620160639294" text:style-name="_5f_Numérotation_20_des_20_exercices">
          <text:list-item>
            <text:list>
              <text:list-item text:start-value="1">
                <text:p text:style-name="_5f_Paragraphe_5f_avec_5f_Num_5f_Question"><text:span text:style-name="_5f_Caractères">Combien va-t-elle finalement payer cet appareil photo ?</text:span></text:p>
              </text:list-item>
            </text:list>
          </text:list-item>
        </text:list>
        <text:h text:style-name="_5f_Paragraphe_5f_Correction" text:outline-level="1"><text:span text:style-name="_5f_Caractères_5f_correction">A</text:span><text:span text:style-name="_5f_Caractères_5f_correction"><text:span text:style-name="T199">près la 1ère réduction : </text:span></text:span></text:h>
        <text:h text:style-name="_5f_Paragraphe_5f_Correction" text:outline-level="1"><text:span text:style-name="_5f_Caractères_5f_correction"><text:span text:style-name="T199">100 – [ (15 ÷</text:span></text:span><text:span text:style-name="_5f_Caractères_5f_correction"> </text:span><text:span text:style-name="_5f_Caractères_5f_correction"><text:span text:style-name="T199">100) × 100] = 85 €.</text:span></text:span></text:h>
        <text:h text:style-name="_5f_Paragraphe_5f_Correction" text:outline-level="1"><text:span text:style-name="_5f_Caractères_5f_correction">A</text:span><text:span text:style-name="_5f_Caractères_5f_correction"><text:span text:style-name="T199">près la </text:span></text:span><text:span text:style-name="_5f_Caractères_5f_correction"><text:span text:style-name="T185">2ème</text:span></text:span><text:span text:style-name="_5f_Caractères_5f_correction"><text:span text:style-name="T199"> réduction : </text:span></text:span></text:h>
        <text:h text:style-name="_5f_Paragraphe_5f_Correction" text:outline-level="1"><text:span text:style-name="_5f_Caractères_5f_correction"><text:span text:style-name="T185">85</text:span></text:span><text:span text:style-name="_5f_Caractères_5f_correction"><text:span text:style-name="T199"> – [ (10 ÷</text:span></text:span><text:span text:style-name="_5f_Caractères_5f_correction"> </text:span><text:span text:style-name="_5f_Caractères_5f_correction"><text:span text:style-name="T199">100) × </text:span></text:span><text:span text:style-name="_5f_Caractères_5f_correction"><text:span text:style-name="T185">85</text:span></text:span><text:span text:style-name="_5f_Caractères_5f_correction"><text:span text:style-name="T199">] = </text:span></text:span><text:span text:style-name="_5f_Caractères_5f_correction"><text:span text:style-name="T185">76,5 </text:span></text:span><text:span text:style-name="_5f_Caractères_5f_correction"><text:span text:style-name="T199">€.</text:span></text:span></text:h>
        <text:list xml:id="list232620406033455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Quel est le pourcentage de remise totale ?</text:span></text:p>
              </text:list-item>
            </text:list>
          </text:list-item>
        </text:list>
        <text:h text:style-name="_5f_Paragraphe_5f_Correction" text:outline-level="1"><text:span text:style-name="_5f_Caractères_5f_correction"><text:span text:style-name="T190">100 –</text:span></text:span><text:span text:style-name="_5f_Caractères_5f_correction"> </text:span><text:span text:style-name="_5f_Caractères_5f_correction"><text:span text:style-name="T199">76,5 = 24,5 <text:s text:c="2"/>et <text:s/>24,5 ÷ 100 = 24,5 %</text:span></text:span></text:h>
        <text:h text:style-name="_5f_Paragraphe_5f_Correction" text:outline-level="1"><text:span text:style-name="_5f_Caractères_5f_correction"><text:span text:style-name="T199">L</text:span></text:span><text:span text:style-name="_5f_Caractères_5f_correction">e pourcentage de remise totale </text:span><text:span text:style-name="_5f_Caractères_5f_correction"><text:span text:style-name="T199">est de 24,5 %.</text:span></text:span></text:h>
        <text:list xml:id="list232621214246926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Que peux-tu remarquer ?</text:span></text:p>
              </text:list-item>
            </text:list>
          </text:list-item>
        </text:list>
        <text:h text:style-name="_5f_Paragraphe_5f_Correction" text:outline-level="1"><text:span text:style-name="_5f_Caractères_5f_correction">Ce pourcentage est inférieur à la somme des deux pourcentages de remise.</text:span></text:h>
        <text:list xml:id="list232620319170226" text:continue-list="list232620848905145" text:style-name="_5f_Numérotation_20_des_20_exercices">
          <text:list-item>
            <text:h text:style-name="_5f_Titre_5f_Exercices_5f_sans_5f_Titre" text:outline-level="1"><text:span text:style-name="_5f_Caractères">Cyril gagne 2 000 € par mois. Son patron étant satisfait de son travail, il augmente son sa­laire de 10 %.</text:span></text:h>
          </text:list-item>
        </text:list>
        <text:h text:style-name="_5f_Paragraphe" text:outline-level="1"><text:span text:style-name="_5f_Caractères">Mais, plusieurs mois plus tard, le patron rencontre des difficultés financières et décide de diminuer le salaire de Cyril de 10 %.</text:span></text:h>
        <text:h text:style-name="_5f_Paragraphe" text:outline-level="1"><text:span text:style-name="_5f_Caractères">Ce dernier déclare alors : « Ça m'est égal car je toucherai à nouveau 2 000 €. » A-t-il raison ? Jus­tifie.</text:span></text:h>
        <text:h text:style-name="_5f_Paragraphe_5f_Correction" text:outline-level="1"><text:span text:style-name="_5f_Caractères_5f_correction">Salaire augmenté : <text:s text:c="2"/></text:span></text:h>
        <text:h text:style-name="_5f_Paragraphe_5f_Correction" text:outline-level="1"><text:span text:style-name="_5f_Caractères_5f_correction"><text:span text:style-name="T190">2 000 + </text:span></text:span><text:span text:style-name="_5f_Caractères_5f_correction"><text:span text:style-name="T191">[</text:span></text:span><text:span text:style-name="_5f_Caractères_5f_correction"><text:span text:style-name="T190">2 000 × </text:span></text:span><text:span text:style-name="_5f_Caractères_5f_correction"><text:span text:style-name="T192">(</text:span></text:span><text:span text:style-name="_5f_Caractères_5f_correction"><text:span text:style-name="T199">10 ÷ 100</text:span></text:span><text:span text:style-name="_5f_Caractères_5f_correction"><text:span text:style-name="T201">)</text:span></text:span><text:span text:style-name="_5f_Caractères_5f_correction"><text:span text:style-name="T200">]</text:span></text:span><text:span text:style-name="_5f_Caractères_5f_correction"><text:span text:style-name="T190"> </text:span></text:span><text:span text:style-name="_5f_Caractères_5f_correction"><text:span text:style-name="T191">= 2 200 €.</text:span></text:span></text:h>
        <text:h text:style-name="P103" text:outline-level="1"><text:span text:style-name="_5f_Caractères_5f_correction">Salaire </text:span><text:span text:style-name="_5f_Caractères_5f_correction"><text:span text:style-name="T186">diminué </text:span></text:span><text:span text:style-name="_5f_Caractères_5f_correction">: <text:s text:c="2"/></text:span></text:h>
        <text:h text:style-name="P103" text:outline-level="1"><text:span text:style-name="_5f_Caractères_5f_correction"><text:span text:style-name="T190">2 </text:span></text:span><text:span text:style-name="_5f_Caractères_5f_correction"><text:span text:style-name="T191">2</text:span></text:span><text:span text:style-name="_5f_Caractères_5f_correction"><text:span text:style-name="T190">00 – </text:span></text:span><text:span text:style-name="_5f_Caractères_5f_correction"><text:span text:style-name="T191">[</text:span></text:span><text:span text:style-name="_5f_Caractères_5f_correction"><text:span text:style-name="T190">2 </text:span></text:span><text:span text:style-name="_5f_Caractères_5f_correction"><text:span text:style-name="T191">2</text:span></text:span><text:span text:style-name="_5f_Caractères_5f_correction"><text:span text:style-name="T190">00 × </text:span></text:span><text:span text:style-name="_5f_Caractères_5f_correction"><text:span text:style-name="T192">(</text:span></text:span><text:span text:style-name="_5f_Caractères_5f_correction"><text:span text:style-name="T190">10 ÷ 100</text:span></text:span><text:span text:style-name="_5f_Caractères_5f_correction"><text:span text:style-name="T192">)</text:span></text:span><text:span text:style-name="_5f_Caractères_5f_correction"><text:span text:style-name="T191">]</text:span></text:span><text:span text:style-name="_5f_Caractères_5f_correction"><text:span text:style-name="T190"> </text:span></text:span><text:span text:style-name="_5f_Caractères_5f_correction"><text:span text:style-name="T191">= </text:span></text:span><text:span text:style-name="_5f_Caractères_5f_correction"><text:span text:style-name="T187">1 980</text:span></text:span><text:span text:style-name="_5f_Caractères_5f_correction"><text:span text:style-name="T191"> €.</text:span></text:span></text:h>
        <text:h text:style-name="P103" text:outline-level="1"><text:span text:style-name="_5f_Caractères_5f_correction"><text:span text:style-name="T191">Cyril aura moins de <text:s/>2 000 € après la diminution.</text:span></text:span></text:h>
        <text:h text:style-name="_5f_Paragraphe_5f_Correction" text:outline-level="1"><text:span text:style-name="_5f_Caractères_5f_correction"><text:span text:style-name="T191"/></text:span>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Character_5f_20_5f_style" style:display-name="Character_20_style" style:family="text"/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0" number:min-integer-digits="0" number:decimal-replacement="" number:grouping="true"/>
    </number:number-style>
    <number:number-style style:name="N108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10f7046"/>
    </style:style>
    <style:style style:name="MP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1120261"/>
    </style:style>
    <style:style style:name="MP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11" style:family="paragraph" style:parent-style-name="_5f_Header_20_D_20_page_20_impaire_20__28_D_29_">
      <style:text-properties officeooo:paragraph-rsid="01a13e78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13" style:family="paragraph" style:parent-style-name="Footer">
      <style:text-properties officeooo:paragraph-rsid="00c384cf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5" style:family="paragraph" style:parent-style-name="Header">
      <style:paragraph-properties fo:text-align="center" style:justify-single-word="false"/>
      <style:text-properties officeooo:paragraph-rsid="00ab054e"/>
    </style:style>
    <style:style style:name="MP1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19" style:family="paragraph" style:parent-style-name="Footer">
      <style:paragraph-properties fo:text-align="end" style:justify-single-word="false"/>
      <style:text-properties officeooo:paragraph-rsid="00d4df5c"/>
    </style:style>
    <style:style style:name="MP20" style:family="paragraph" style:parent-style-name="Footer">
      <style:paragraph-properties fo:text-align="start" style:justify-single-word="false"/>
      <style:text-properties officeooo:paragraph-rsid="00d4df5c"/>
    </style:style>
    <style:style style:name="MP21" style:family="paragraph" style:parent-style-name="_5f_Header_20_G_20_page_20_impaire_20__28_D_29_">
      <style:text-properties officeooo:paragraph-rsid="01259ec2"/>
    </style:style>
    <style:style style:name="MP22" style:family="paragraph" style:parent-style-name="_5f_Header_20_G_20_page_20_paire_20__28_G_29_">
      <style:text-properties officeooo:paragraph-rsid="00eb2abc"/>
    </style:style>
    <style:style style:name="MP23" style:family="paragraph" style:parent-style-name="_5f_Footer_20_page_20_paire_20__28_G_29_">
      <style:text-properties fo:font-size="9pt" style:font-size-asian="9pt" style:font-size-complex="9pt"/>
    </style:style>
    <style:style style:name="MP24" style:family="paragraph" style:parent-style-name="_5f_Header_20_N_20_page_20_impaire_20__28_D_29_">
      <style:paragraph-properties fo:text-align="start" style:justify-single-word="false"/>
    </style:style>
    <style:style style:name="MP25" style:family="paragraph" style:parent-style-name="Footer">
      <style:text-properties officeooo:paragraph-rsid="00d4df5c"/>
    </style:style>
    <style:style style:name="MP2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3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3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5" style:family="paragraph" style:parent-style-name="Footer">
      <style:text-properties officeooo:paragraph-rsid="00863005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48" style:family="paragraph" style:parent-style-name="_5f_Header_20_G_20_page_20_paire_20__28_G_29_">
      <style:paragraph-properties fo:text-align="start" style:justify-single-word="false"/>
    </style:style>
    <style:style style:name="MP49" style:family="paragraph" style:parent-style-name="Footer">
      <style:text-properties officeooo:paragraph-rsid="030c4d7d"/>
    </style:style>
    <style:style style:name="MP50" style:family="paragraph" style:parent-style-name="_5f_Header_20_G_20_page_20_paire_20__28_G_29_">
      <style:text-properties officeooo:paragraph-rsid="0334a5be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2" style:family="paragraph" style:parent-style-name="Header">
      <style:paragraph-properties fo:text-align="start" style:justify-single-word="false"/>
      <style:text-properties officeooo:paragraph-rsid="0289fb01"/>
    </style:style>
    <style:style style:name="MP5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5" style:family="paragraph" style:parent-style-name="Footer">
      <style:text-properties officeooo:paragraph-rsid="008d016c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3" style:family="paragraph">
      <loext:graphic-properties draw:fill="solid" draw:fill-color="#d62e4e"/>
    </style:style>
    <style:style style:name="MP11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5" style:family="paragraph" style:parent-style-name="Header">
      <style:paragraph-properties fo:margin-left="0cm" fo:margin-right="0cm" fo:text-indent="0cm" style:auto-text-indent="false"/>
    </style:style>
    <style:style style:name="MT1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2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" style:family="text">
      <style:text-properties officeooo:rsid="010c4d3a"/>
    </style:style>
    <style:style style:name="MT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7" style:family="text">
      <style:text-properties fo:font-variant="small-caps" fo:color="#9d0f89" loext:opacity="100%" style:font-name="Bitstream Vera Sans" fo:font-size="16pt" fo:font-weight="bold" officeooo:rsid="01a13e78"/>
    </style:style>
    <style:style style:name="MT8" style:family="text">
      <style:text-properties officeooo:rsid="00b6801f"/>
    </style:style>
    <style:style style:name="MT9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1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15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16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17" style:family="text">
      <style:text-properties fo:font-size="16pt" style:font-size-asian="16pt" style:font-size-complex="16pt"/>
    </style:style>
    <style:style style:name="MT18" style:family="text"/>
    <style:style style:name="MT1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20" style:family="text">
      <style:text-properties officeooo:rsid="01f8729d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23" style:family="text">
      <style:text-properties officeooo:rsid="01b6dc57"/>
    </style:style>
    <style:style style:name="MT24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28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0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31" style:family="text">
      <style:text-properties officeooo:rsid="00b5d2d1"/>
    </style:style>
    <style:style style:name="MT32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3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7" style:family="text">
      <style:text-properties officeooo:rsid="015f088a"/>
    </style:style>
    <style:style style:name="MT38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0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43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44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45" style:family="text">
      <style:text-properties officeooo:rsid="0160d7ef"/>
    </style:style>
    <style:style style:name="MT46" style:family="text">
      <style:text-properties officeooo:rsid="02735980"/>
    </style:style>
    <style:style style:name="MT47" style:family="text">
      <style:text-properties officeooo:rsid="02757f12"/>
    </style:style>
    <style:style style:name="MT48" style:family="text">
      <style:text-properties officeooo:rsid="0272f9e5"/>
    </style:style>
    <style:style style:name="MT49" style:family="text">
      <style:text-properties officeooo:rsid="026ec296"/>
    </style:style>
    <style:style style:name="MT50" style:family="text">
      <style:text-properties officeooo:rsid="0268e0aa"/>
    </style:style>
    <style:style style:name="MT51" style:family="text">
      <style:text-properties officeooo:rsid="0072f07f"/>
    </style:style>
    <style:style style:name="MT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53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5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5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58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0" style:family="text">
      <style:text-properties officeooo:rsid="014407b5"/>
    </style:style>
    <style:style style:name="MT61" style:family="text">
      <style:text-properties officeooo:rsid="0334a5be"/>
    </style:style>
    <style:style style:name="MT6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63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9" style:family="text">
      <style:text-properties officeooo:rsid="0315af39"/>
    </style:style>
    <style:style style:name="MT70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7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73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74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75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7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2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3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0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2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1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3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06" style:family="text">
      <style:text-properties officeooo:rsid="008d016c"/>
    </style:style>
    <style:style style:name="MT107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08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1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18" style:family="text">
      <style:text-properties officeooo:rsid="009e3fdd"/>
    </style:style>
    <style:style style:name="MT119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3" style:family="text">
      <style:text-properties fo:font-variant="small-caps" officeooo:rsid="0054f64f"/>
    </style:style>
    <style:style style:name="MT124" style:family="text">
      <style:text-properties fo:font-variant="small-caps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26" style:family="text">
      <style:text-properties officeooo:rsid="00a4cf55"/>
    </style:style>
    <style:style style:name="MT1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1" style:family="text">
      <style:text-properties officeooo:rsid="005a3fa8"/>
    </style:style>
    <style:style style:name="MT132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33" style:family="text">
      <style:text-properties officeooo:rsid="00415f3a"/>
    </style:style>
    <style:style style:name="MT134" style:family="text">
      <style:text-properties officeooo:rsid="00386ebd"/>
    </style:style>
    <style:style style:name="MT13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13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37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8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0" style:family="text">
      <style:text-properties officeooo:rsid="00a59a60"/>
    </style:style>
    <style:style style:name="MT141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5" style:family="text">
      <style:text-properties officeooo:rsid="01fe03f2"/>
    </style:style>
    <style:style style:name="MT146" style:family="text">
      <style:text-properties fo:font-variant="small-caps" officeooo:rsid="0096b4e2"/>
    </style:style>
    <style:style style:name="MT147" style:family="text">
      <style:text-properties fo:font-variant="small-caps" officeooo:rsid="00a847d5"/>
    </style:style>
    <style:style style:name="MT148" style:family="text">
      <style:text-properties officeooo:rsid="0096b4e2"/>
    </style:style>
    <style:style style:name="MT14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3" style:family="text">
      <style:text-properties officeooo:rsid="0032e83a"/>
    </style:style>
    <style:style style:name="MT154" style:family="text">
      <style:text-properties officeooo:rsid="002b33ed"/>
    </style:style>
    <style:style style:name="MT1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3" style:family="text">
      <style:text-properties fo:font-variant="small-caps" officeooo:rsid="007d7a6f"/>
    </style:style>
    <style:style style:name="MT164" style:family="text">
      <style:text-properties officeooo:rsid="00a59037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67" style:family="text">
      <style:text-properties fo:font-variant="small-caps" officeooo:rsid="00990660"/>
    </style:style>
    <style:style style:name="MT168" style:family="text">
      <style:text-properties fo:font-variant="small-caps" officeooo:rsid="00b5d2d1"/>
    </style:style>
    <style:style style:name="MT169" style:family="text">
      <style:text-properties fo:font-variant="small-caps" officeooo:rsid="00b6801f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3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4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76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177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178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179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180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8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62e4e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1">Pourcentages</text:span> </text:p>
      </style:header>
      <style:header-left>
        <text:p text:style-name="_5f_Header_20_D_20_page_20_impaire_20__28_D_29_"><text:span text:style-name="MT2">Proportionnalité et pourcentage</text:span><text:span text:style-name="MT3"> </text:span>: <text:span text:style-name="MT1">Pourcentages</text:span> </text:p>
      </style:header-left>
      <style:footer>
        <text:p text:style-name="MP1"><draw:frame draw:style-name="Mfr1" draw:name="Frame1451" text:anchor-type="paragraph" svg:y="-0.06cm" draw:z-index="197"><draw:text-box fo:min-height="0.499cm" fo:min-width="7.096cm"><draw:frame draw:style-name="Mfr2" draw:name="Frame1461" text:anchor-type="frame" svg:x="0.45cm" svg:y="0.079cm" svg:width="0.817cm" draw:z-index="198"><draw:text-box fo:min-height="0.355cm"><text:p text:style-name="MP2"><text:page-number text:select-page="current">159</text:page-number></text:p></draw:text-box></draw:frame><text:p text:style-name="MP3"><text:span text:style-name="MT4">Proportionnalité et pourcentage : </text:span><text:span text:style-name="MT5">pourcentages</text:span></text:p></draw:text-box></draw:frame><draw:g text:anchor-type="paragraph" draw:z-index="341" draw:name="Shape4_98" draw:style-name="Mgr1"><draw:path draw:style-name="Mgr2" draw:text-style-name="MP4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">Proportionnalité et pourcentages : </text:span><text:span text:style-name="MT5">pourcentages</text:span></text:p></draw:text-box></draw:frame><draw:g text:anchor-type="paragraph" draw:z-index="195" draw:name="Shape4_112" draw:style-name="Mgr1"><draw:path draw:style-name="Mgr2" draw:text-style-name="MP4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2">Proportionnalité et pourcentages</text:span><text:span text:style-name="MT3"> </text:span>: <text:span text:style-name="MT2">proportionnalité</text:span> </text:p>
        <text:p text:style-name="MP7"/>
      </style:header>
      <style:header-left>
        <text:p text:style-name="Header"><text:span text:style-name="MT2">Proportionnalité et pourcentages</text:span><text:span text:style-name="MT3"> </text:span>: <text:span text:style-name="MT2">proportionnalité</text:span> </text:p>
        <text:p text:style-name="MP7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Proportionnalité et pourcentages : proportionalité</text:p></draw:text-box></draw:frame><draw:g text:anchor-type="paragraph" draw:z-index="200" draw:name="Shape4_23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: </text:p></draw:text-box></draw:frame><draw:g text:anchor-type="paragraph" draw:z-index="196" draw:name="Shape4_99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7">Utiliser des données</text:span> : <text:span text:style-name="MT7">Organiser</text:span> </text:p>
      </style:header>
      <style:header-left>
        <text:p text:style-name="MP11"><text:span text:style-name="MT7">Utiliser des données</text:span> : <text:span text:style-name="MT7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3" draw:name="Shape4_7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08" draw:name="Shape4_7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">Utilis</text:span><text:span text:style-name="MT9">er des</text:span><text:span text:style-name="MT3"> données </text:span>: <text:span text:style-name="MT10">Organiser</text:span> </text:p>
      </style:header>
      <style:header-left>
        <text:p text:style-name="_5f_Header_20_D_20_page_20_paire_20__28_G_29_"><text:s/><text:span text:style-name="MT3">Utilis</text:span><text:span text:style-name="MT9">er des</text:span><text:span text:style-name="MT3"> données </text:span>: <text:span text:style-name="MT10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1">Utilis</text:span><text:span text:style-name="MT12">er</text:span><text:span text:style-name="MT11"> de</text:span><text:span text:style-name="MT12">s</text:span><text:span text:style-name="MT11"> données</text:span><text:span text:style-name="MT13"> : </text:span><text:span text:style-name="MT14">Organiser</text:span><text:span text:style-name="MT13"> </text:span></text:p></draw:text-box></draw:frame><draw:g text:anchor-type="paragraph" draw:z-index="215" draw:name="Shape4_7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1">Utilis</text:span><text:span text:style-name="MT12">er</text:span><text:span text:style-name="MT11"> de</text:span><text:span text:style-name="MT12">s</text:span><text:span text:style-name="MT11"> données</text:span><text:span text:style-name="MT13"> : </text:span><text:span text:style-name="MT14">Organiser</text:span><text:span text:style-name="MT13"> </text:span></text:p></draw:text-box></draw:frame><draw:g text:anchor-type="paragraph" draw:z-index="211" draw:name="Shape4_75" draw:style-name="Mgr1"><draw:path draw:style-name="Mgr2" draw:text-style-name="MP14" svg:width="0.855cm" svg:height="1.172cm" svg:x="-0.268cm" svg:y="-0.175cm" svg:viewBox="0 0 856 1173" svg:d="M856 1173h-856v-991c0-100 79-182 175-182h505c97 0 176 82 176 182z"><text:p/></draw:path></draw:g><draw:g text:anchor-type="paragraph" draw:z-index="212" draw:name="Shape4_25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5"><text:span text:style-name="MT15">Repères du plan : Se repérer</text:span> </text:p>
      </style:header>
      <style:header-left>
        <text:p text:style-name="MP15"><text:span text:style-name="MT15">Repères du plan : Se repérer</text:span> </text:p>
      </style:header-left>
      <style:footer>
        <text:p text:style-name="MP1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18" draw:name="Shape4_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4" draw:name="Shape4_11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">Utilis</text:span><text:span text:style-name="MT9">er des</text:span><text:span text:style-name="MT3"> données </text:span>: <text:span text:style-name="MT16">Représenter</text:span> </text:p>
      </style:header>
      <style:header-left>
        <text:p text:style-name="_5f_Header_20_D_20_page_20_paire_20__28_G_29_"><text:span text:style-name="_5f_Caractères"><text:span text:style-name="MT17"><text:s/>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3"><text:span text:style-name="MT11">Utilis</text:span><text:span text:style-name="MT12">er</text:span><text:span text:style-name="MT11"> de</text:span><text:span text:style-name="MT12">s</text:span><text:span text:style-name="MT11"> données</text:span><text:span text:style-name="MT13"> : </text:span><text:span text:style-name="MT19">représenter</text:span><text:span text:style-name="MT13"> </text:span></text:p></draw:text-box></draw:frame><draw:g text:anchor-type="paragraph" draw:z-index="221" draw:name="Shape4_70" draw:style-name="Mgr1"><draw:path draw:style-name="Mgr2" draw:text-style-name="MP4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1">Utilis</text:span><text:span text:style-name="MT12">er</text:span><text:span text:style-name="MT11"> de</text:span><text:span text:style-name="MT12">s</text:span><text:span text:style-name="MT11"> données</text:span><text:span text:style-name="MT13"> : </text:span><text:span text:style-name="MT19">représenter</text:span><text:span text:style-name="MT13"> </text:span></text:p></draw:text-box></draw:frame><draw:g text:anchor-type="paragraph" draw:z-index="216" draw:name="Shape4_91" draw:style-name="Mgr1"><draw:path draw:style-name="Mgr2" draw:text-style-name="MP14" svg:width="0.855cm" svg:height="1.172cm" svg:x="-0.268cm" svg:y="-0.175cm" svg:viewBox="0 0 856 1173" svg:d="M856 1173h-856v-991c0-100 79-182 175-182h505c97 0 176 82 176 182z"><text:p/></draw:path></draw:g><draw:g text:anchor-type="paragraph" draw:z-index="217" draw:name="Shape4_9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6" draw:name="Shape4_82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2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8">Résoudre des problèmes</text:p></draw:text-box></draw:frame><draw:g text:anchor-type="paragraph" draw:z-index="222" draw:name="Shape4_97" draw:style-name="Mgr1"><draw:path draw:style-name="Mgr4" draw:text-style-name="MP16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28" draw:name="Shape4_6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24" draw:name="Shape4_89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8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3">Calculer : </text:span><text:span text:style-name="MT24">Distributiv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24">Distributivité</text:span><text:span text:style-name="MT23"> </text:span></text:p>
      </style:header-left>
      <style:footer>
        <text:p text:style-name="MP1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5" draw:name="Shape4_79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5">calculer</text:span><text:span text:style-name="MT26"> : </text:span><text:span text:style-name="MT27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37" draw:name="Shape4_6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33" draw:name="Shape4_8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81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3">Calculer : </text:span><text:span text:style-name="MT28">Critères de divisibil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28">Critères de divisibilité</text:span><text:span text:style-name="MT23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39" draw:name="Shape4_61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5">calculer</text:span><text:span text:style-name="MT26"> : </text:span><text:span text:style-name="MT29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5">calculer</text:span><text:span text:style-name="MT26"> : </text:span><text:span text:style-name="MT29">critères de divisibilité</text:span></text:p></draw:text-box></draw:frame><draw:g text:anchor-type="paragraph" draw:z-index="236" draw:name="Shape4_65" draw:style-name="Mgr1"><draw:path draw:style-name="Mgr4" draw:text-style-name="MP16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1"><text:span text:style-name="MT30">G</text:span>éométrie plane : Parallèles, perpendiculaires,<text:line-break/> distances</text:p>
      </style:header>
      <style:header-left>
        <text:p text:style-name="MP22"><text:s/><text:span text:style-name="MT30">Géométrie plane</text:span> : <text:span text:style-name="MT31">P</text:span><text:span text:style-name="MT32">arallèles, perpendiculaires,<text:line-break/> </text:span><text:span text:style-name="MT33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4">Géométrie plane : </text:span><text:span text:style-name="MT35">parallèles, perpendiculaires, </text:span><text:span text:style-name="MT36">distances</text:span></text:h></draw:text-box></draw:frame><draw:g text:anchor-type="paragraph" draw:z-index="241" draw:name="Shape4_59" draw:style-name="Mgr1"><draw:path draw:style-name="Mgr3" draw:text-style-name="MP9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23" text:outline-level="1"><text:span text:style-name="MT37">G</text:span>éométrie plane : Parallèles, perpendiculaires, distances</text:h></draw:text-box></draw:frame><draw:g text:anchor-type="paragraph" draw:z-index="238" draw:name="Shape4_62" draw:style-name="Mgr1"><draw:path draw:style-name="Mgr3" draw:text-style-name="MP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3">Calculer : </text:span><text:span text:style-name="MT38">Diviser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8">Diviser</text:span><text:span text:style-name="MT23"> </text:span></text:p>
      </style:header-left>
      <style:footer>
        <text:p text:style-name="MP1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draw:g text:anchor-type="paragraph" draw:z-index="244" draw:name="Shape4_51" draw:style-name="Mgr1"><draw:path draw:style-name="Mgr4" draw:text-style-name="MP16" svg:width="0.855cm" svg:height="1.172cm" svg:x="7.545cm" svg:y="-0.194cm" svg:viewBox="0 0 856 1173" svg:d="M856 1173h-856v-991c0-100 79-182 175-182h505c97 0 176 82 176 182z"><text:p/></draw:path></draw:g><text:span text:style-name="MT25">calculer</text:span><text:span text:style-name="MT26"> : </text:span><text:span text:style-name="MT39">diviser</text:span></text:p></draw:text-box></draw:frame></text:p>
      </style:footer>
      <style:footer-left>
        <text:p text:style-name="MP1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5">calculer</text:span><text:span text:style-name="MT26"> : </text:span><text:span text:style-name="MT39">diviser</text:span></text:p></draw:text-box></draw:frame><draw:g text:anchor-type="paragraph" draw:z-index="240" draw:name="Shape4_60" draw:style-name="Mgr1"><draw:path draw:style-name="Mgr4" draw:text-style-name="MP16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46" draw:name="Shape4_5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42" draw:name="Shape4_5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58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4">Calculer : <text:span text:style-name="MT40">Multiplier</text:span> </text:p>
      </style:header>
      <style:header-left>
        <text:p text:style-name="MP24">Calculer : <text:span text:style-name="MT40">Multiplier</text:span> </text:p>
      </style:header-left>
      <style:footer>
        <text:p text:style-name="MP1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draw:g text:anchor-type="paragraph" draw:z-index="249" draw:name="Shape4_55" draw:style-name="Mgr1"><draw:path draw:style-name="Mgr4" draw:text-style-name="MP16" svg:width="0.855cm" svg:height="1.172cm" svg:x="7.535cm" svg:y="-0.178cm" svg:viewBox="0 0 856 1173" svg:d="M856 1173h-856v-991c0-100 79-182 175-182h505c97 0 176 82 176 182z"><text:p/></draw:path></draw:g><text:span text:style-name="MT25">calculer</text:span><text:span text:style-name="MT26"> : </text:span><text:span text:style-name="MT41">Multiplier</text:span></text:p></draw:text-box></draw:frame></text:p>
      </style:footer>
      <style:footer-left>
        <text:p text:style-name="MP1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5">calculer</text:span><text:span text:style-name="MT26"> : </text:span><text:span text:style-name="MT41">Multiplier</text:span></text:p></draw:text-box></draw:frame><draw:g text:anchor-type="paragraph" draw:z-index="245" draw:name="Shape4_262" draw:style-name="Mgr1"><draw:path draw:style-name="Mgr4" draw:text-style-name="MP16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51" draw:name="Shape4_5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47" draw:name="Shape4_5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53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5">calculer</text:span><text:span text:style-name="MT26"> : </text:span><text:span text:style-name="MT25">additionner et soustraire</text:span></text:p></draw:text-box></draw:frame><draw:g text:anchor-type="paragraph" draw:z-index="253" draw:name="Shape4_47" draw:style-name="Mgr1"><draw:path draw:style-name="Mgr4" draw:text-style-name="MP1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5">calculer</text:span><text:span text:style-name="MT26"> : </text:span><text:span text:style-name="MT25">additionner et soustraire</text:span></text:p></draw:text-box></draw:frame><draw:g text:anchor-type="paragraph" draw:z-index="250" draw:name="Shape4_261" draw:style-name="Mgr1"><draw:path draw:style-name="Mgr4" draw:text-style-name="MP16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1">Calculer</text:span> : <text:span text:style-name="MT21">Additionner et soustraire</text:span></text:p>
      </style:header>
      <style:header-left>
        <text:p text:style-name="_5f_Header_20_N_20_page_20_paire_20__28_G_29_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55" draw:name="Shape4_4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52" draw:name="Shape4_48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6"><draw:path text:anchor-type="paragraph" draw:z-index="258" draw:name="Shape1_6" draw:style-name="Mgr5" draw:text-style-name="MP27" svg:width="4.329cm" svg:height="2.238cm" svg:x="-1.5cm" svg:y="-1.001cm" svg:viewBox="0 0 4330 2239" svg:d="M0 2239l3984-288c209-15 363-167 345-342l-170-1609h-4159z"><text:p/></draw:path><draw:line text:anchor-type="paragraph" draw:z-index="259" draw:name="Shape3_10" draw:style-name="Mgr6" draw:text-style-name="MP28" svg:x1="10.308cm" svg:y1="0.388cm" svg:x2="20.496cm" svg:y2="0.36cm"><text:p/></draw:line><text:span text:style-name="MT42">Fractions</text:span><text:span text:style-name="MT43"> : </text:span><text:span text:style-name="MT44">Problèmes</text:span><text:span text:style-name="MT43"> </text:span></text:p>
      </style:header>
      <style:header-left>
        <text:p text:style-name="MP26"><draw:line text:anchor-type="paragraph" draw:z-index="260" draw:name="Shape3_27" draw:style-name="Mgr6" draw:text-style-name="MP28" svg:x1="10.308cm" svg:y1="0.388cm" svg:x2="20.496cm" svg:y2="0.36cm"><text:p/></draw:line><draw:path text:anchor-type="paragraph" draw:z-index="254" draw:name="Shape1_10" draw:style-name="Mgr5" draw:text-style-name="MP27" svg:width="4.329cm" svg:height="2.238cm" svg:x="-1.5cm" svg:y="-1.001cm" svg:viewBox="0 0 4330 2239" svg:d="M0 2239l3984-288c209-15 363-167 345-342l-170-1609h-4159z"><text:p/></draw:path><text:span text:style-name="MT42">Fractions</text:span><text:span text:style-name="MT43"> : </text:span><text:span text:style-name="MT44">Problèmes</text:span><text:span text:style-name="MT43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56" draw:name="Shape4_43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66" draw:name="Shape4_41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61" draw:name="Shape4_4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44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0"><draw:line text:anchor-type="paragraph" draw:z-index="270" draw:name="Shape3_9" draw:style-name="Mgr6" draw:text-style-name="MP28" svg:x1="10.37cm" svg:y1="0.365cm" svg:x2="20.496cm" svg:y2="0.36cm"><text:p/></draw:line><draw:path text:anchor-type="paragraph" draw:z-index="271" draw:name="Shape1_4" draw:style-name="Mgr5" draw:text-style-name="MP27" svg:width="4.329cm" svg:height="2.238cm" svg:x="-1.5cm" svg:y="-7.4cm" svg:viewBox="0 0 4330 2239" svg:d="M0 2239l3984-288c209-15 363-167 345-342l-170-1609h-4159z"><text:p/></draw:path><text:span text:style-name="MT46">Fractions</text:span> : <text:span text:style-name="MT46">Opérations</text:span> </text:p>
      </style:header>
      <style:header-left>
        <text:p text:style-name="MP30"><draw:path text:anchor-type="paragraph" draw:z-index="272" draw:name="Shape1_8" draw:style-name="Mgr5" draw:text-style-name="MP27" svg:width="4.329cm" svg:height="2.238cm" svg:x="-1.5cm" svg:y="-7.4cm" svg:viewBox="0 0 4330 2239" svg:d="M0 2239l3984-288c209-15 363-167 345-342l-170-1609h-4159z"><text:p/></draw:path><draw:line text:anchor-type="paragraph" draw:z-index="265" draw:name="Shape3_26" draw:style-name="Mgr6" draw:text-style-name="MP28" svg:x1="10.37cm" svg:y1="0.365cm" svg:x2="20.496cm" svg:y2="0.36cm"><text:p/></draw:line><text:span text:style-name="MT46">Fractions</text:span> : <text:span text:style-name="MT46">Opérations</text:span> </text:p>
      </style:header-left>
      <style:footer>
        <text:p text:style-name="MP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67" draw:name="Shape4_38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45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73" draw:name="Shape4_3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68" draw:name="Shape4_3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4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2"><draw:line text:anchor-type="paragraph" draw:z-index="277" draw:name="Shape3_8" draw:style-name="Mgr6" draw:text-style-name="MP28" svg:x1="17.736cm" svg:y1="0.376cm" svg:x2="20.496cm" svg:y2="0.36cm"><text:p/></draw:line><text:span text:style-name="MT47">Fractions</text:span> : <text:span text:style-name="MT47">Fractions, décimaux et comparaison</text:span></text:p>
      </style:header>
      <style:header-left>
        <text:p text:style-name="MP32"><draw:line text:anchor-type="paragraph" draw:z-index="278" draw:name="Shape3_25" draw:style-name="Mgr6" draw:text-style-name="MP28" svg:x1="17.736cm" svg:y1="0.376cm" svg:x2="20.496cm" svg:y2="0.36cm"><text:p/></draw:line><text:span text:style-name="MT47">Fractions</text:span> : <text:span text:style-name="MT47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4" draw:name="Shape4_34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5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79" draw:name="Shape4_33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75" draw:name="Shape4_35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3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34"><draw:line text:anchor-type="paragraph" draw:z-index="283" draw:name="Shape3_24" draw:style-name="Mgr6" draw:text-style-name="MP28" svg:x1="11.52cm" svg:y1="0.376cm" svg:x2="20.496cm" svg:y2="0.36cm"><text:p/></draw:line><text:span text:style-name="MT48">Fractions</text:span> : <text:span text:style-name="MT48">Droite graduée</text:span></text:p>
      </style:header>
      <style:header-left>
        <text:p text:style-name="MP34"><draw:line text:anchor-type="paragraph" draw:z-index="284" draw:name="Shape3_28" draw:style-name="Mgr6" draw:text-style-name="MP28" svg:x1="11.52cm" svg:y1="0.376cm" svg:x2="20.496cm" svg:y2="0.36cm"><text:p/></draw:line><text:span text:style-name="MT48">Fractions</text:span> : <text:span text:style-name="MT48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0" draw:name="Shape4_30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45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86" draw:name="Shape4_29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81" draw:name="Shape4_3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36"><draw:line text:anchor-type="paragraph" draw:z-index="290" draw:name="Shape3_14" draw:style-name="Mgr6" draw:text-style-name="MP28" svg:x1="12.876cm" svg:y1="0.392cm" svg:x2="20.496cm" svg:y2="0.36cm"><text:p/></draw:line><draw:path text:anchor-type="paragraph" draw:z-index="291" draw:name="Shape1_3" draw:style-name="Mgr5" draw:text-style-name="MP27" svg:width="4.329cm" svg:height="2.238cm" svg:x="-1.8cm" svg:y="-8.982cm" svg:viewBox="0 0 4330 2239" svg:d="M0 2239l3984-288c209-15 363-167 345-342l-170-1609h-4159z"><text:p/></draw:path><text:span text:style-name="MT49">Fractions</text:span> : <text:span text:style-name="MT49">Vocabulaire et sens</text:span></text:p>
      </style:header>
      <style:header-left>
        <text:p text:style-name="MP36"><draw:line text:anchor-type="paragraph" draw:z-index="292" draw:name="Shape3_23" draw:style-name="Mgr6" draw:text-style-name="MP28" svg:x1="12.876cm" svg:y1="0.392cm" svg:x2="20.496cm" svg:y2="0.36cm"><text:p/></draw:line><draw:path text:anchor-type="paragraph" draw:z-index="285" draw:name="Shape1_7" draw:style-name="Mgr5" draw:text-style-name="MP27" svg:width="4.329cm" svg:height="2.238cm" svg:x="-1.8cm" svg:y="-8.982cm" svg:viewBox="0 0 4330 2239" svg:d="M0 2239l3984-288c209-15 363-167 345-342l-170-1609h-4159z"><text:p/></draw:path><text:span text:style-name="MT49">Fractions</text:span> : <text:span text:style-name="MT49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87" draw:name="Shape4_26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45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94" draw:name="Shape4_2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88" draw:name="Shape4_2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38"><draw:path text:anchor-type="paragraph" draw:z-index="297" draw:name="Shape1_1" draw:style-name="Mgr5" draw:text-style-name="MP27" svg:width="4.329cm" svg:height="2.238cm" svg:x="-1.8cm" svg:y="-8.982cm" svg:viewBox="0 0 4330 2239" svg:d="M0 2239l3984-288c209-15 363-167 345-342l-170-1609h-4159z"><text:p/></draw:path><draw:line text:anchor-type="paragraph" draw:z-index="298" draw:name="Shape3_13" draw:style-name="Mgr6" draw:text-style-name="MP28" svg:x1="15.337cm" svg:y1="0.36cm" svg:x2="20.496cm" svg:y2="0.36cm"><text:p/></draw:line><text:span text:style-name="MT50">Fractions</text:span> : <text:span text:style-name="MT50">Représentation géométrique</text:span></text:p>
      </style:header>
      <style:header-left>
        <text:p text:style-name="MP38"><draw:line text:anchor-type="paragraph" draw:z-index="299" draw:name="Shape3_21" draw:style-name="Mgr6" draw:text-style-name="MP28" svg:x1="15.337cm" svg:y1="0.36cm" svg:x2="20.496cm" svg:y2="0.36cm"><text:p/></draw:line><draw:path text:anchor-type="paragraph" draw:z-index="293" draw:name="Shape1_13" draw:style-name="Mgr5" draw:text-style-name="MP27" svg:width="4.329cm" svg:height="2.238cm" svg:x="-1.8cm" svg:y="-8.982cm" svg:viewBox="0 0 4330 2239" svg:d="M0 2239l3984-288c209-15 363-167 345-342l-170-1609h-4159z"><text:p/></draw:path><text:span text:style-name="MT50">Fractions</text:span> : <text:span text:style-name="MT50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<text:span text:style-name="MT45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00" draw:name="Shape4_2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95" draw:name="Shape4_2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86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0"><draw:line text:anchor-type="paragraph" draw:z-index="304" draw:name="Shape3_5" draw:style-name="Mgr6" draw:text-style-name="MP28" svg:x1="18.701cm" svg:y1="0.36cm" svg:x2="20.497cm" svg:y2="0.36cm"><text:p/></draw:line><text:span text:style-name="MT51">Nombres entiers et décimaux</text:span> : <text:span text:style-name="MT51">Comparer, encadrer</text:span></text:p>
      </style:header>
      <style:header-left>
        <text:p text:style-name="MP40"><draw:line text:anchor-type="paragraph" draw:z-index="305" draw:name="Shape3_6" draw:style-name="Mgr6" draw:text-style-name="MP28" svg:x1="18.701cm" svg:y1="0.36cm" svg:x2="20.497cm" svg:y2="0.36cm"><text:p/></draw:line><text:span text:style-name="MT51">Nombres entiers et décimaux</text:span> : <text:span text:style-name="MT51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1" draw:name="Shape4_19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45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07" draw:name="Shape4_1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02" draw:name="Shape4_2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2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2"><draw:line text:anchor-type="paragraph" draw:z-index="310" draw:name="Shape3_2" draw:style-name="Mgr6" draw:text-style-name="MP28" svg:x1="16.083cm" svg:y1="0.383cm" svg:x2="20.496cm" svg:y2="0.36cm"><text:p/></draw:line>Nombres entiers et décimaux : Numération</text:p>
      </style:header>
      <style:header-left>
        <text:p text:style-name="MP42"><draw:line text:anchor-type="paragraph" draw:z-index="311" draw:name="Shape3_3" draw:style-name="Mgr7" draw:text-style-name="MP28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312" draw:name="Shape4_42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45">N</text:span>ombres entiers et décimaux : numération</text:p></draw:text-box></draw:frame></text:p>
      </style:footer>
      <style:footer-left>
        <text:p text:style-name="MP1"><draw:g text:anchor-type="paragraph" draw:z-index="306" draw:name="Shape4_8" draw:style-name="Mgr1"><draw:path draw:style-name="Mgr4" draw:text-style-name="MP16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45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13" draw:name="Shape4_7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08" draw:name="Shape4_11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9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44"><draw:line text:anchor-type="paragraph" draw:z-index="317" draw:name="Shape3_15" draw:style-name="Mgr6" draw:text-style-name="MP28" svg:x1="17.597cm" svg:y1="0.383cm" svg:x2="19.595cm" svg:y2="0.383cm"><text:p/></draw:line><text:span text:style-name="MT43">Nombres entiers et décimaux : </text:span><text:span text:style-name="Character_5f_20_5f_style"><text:span text:style-name="MT52">×</text:span></text:span><text:span text:style-name="MT53"> 10, 100, 1000</text:span></text:p>
      </style:header>
      <style:header-left>
        <text:p text:style-name="MP44"><draw:line text:anchor-type="paragraph" draw:z-index="318" draw:name="Shape3_19" draw:style-name="Mgr6" draw:text-style-name="MP28" svg:x1="17.597cm" svg:y1="0.383cm" svg:x2="19.595cm" svg:y2="0.383cm"><text:p/></draw:line><text:span text:style-name="MT43">Nombres entiers et décimaux : </text:span><text:span text:style-name="Character_5f_20_5f_style"><text:span text:style-name="MT52">×</text:span></text:span><text:span text:style-name="MT53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4" draw:name="Shape4_15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25">N</text:span><text:span text:style-name="MT54">ombres entiers et décimaux : </text:span><text:span text:style-name="Character_5f_20_5f_style"><text:span text:style-name="MT52">×</text:span></text:span><text:span text:style-name="MT55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21" draw:name="Shape4_1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15" draw:name="Shape4_106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24" draw:name="Shape4_1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19" draw:name="Shape4_1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116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44"><draw:line text:anchor-type="paragraph" draw:z-index="325" draw:name="Shape3_22" draw:style-name="Mgr8" draw:text-style-name="MP28" svg:x1="16.575cm" svg:y1="0cm" svg:x2="19.073cm" svg:y2="0cm"><text:p/></draw:line><text:span text:style-name="MT43">Nombres entiers et décimaux : </text:span><text:span text:style-name="MT56">La droite graduée</text:span></text:p>
      </style:header>
      <style:header-left>
        <text:p text:style-name="MP44"><draw:line text:anchor-type="paragraph" draw:z-index="326" draw:name="Shape3_37" draw:style-name="Mgr6" draw:text-style-name="MP28" svg:x1="17.999cm" svg:y1="0.36cm" svg:x2="20.497cm" svg:y2="0.36cm"><text:p/></draw:line><text:span text:style-name="MT43">Nombres entiers et décimaux : </text:span><text:span text:style-name="MT56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3" draw:name="Shape4_9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25">N</text:span><text:span text:style-name="MT54">ombres entiers et décimaux : </text:span><text:span text:style-name="MT57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22" draw:name="Shape4_13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25">N</text:span><text:span text:style-name="MT54">ombres entiers et décimaux : </text:span><text:span text:style-name="MT57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23" draw:name="Shape4_6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19" draw:name="Shape4_7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77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3">Calculer : </text:span><text:span text:style-name="MT58">Priorités opératoires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58">Priorités opératoires</text:span><text:span text:style-name="MT23"> </text:span></text:p>
      </style:header-left>
      <style:footer>
        <text:p text:style-name="MP1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1" draw:name="Shape4_67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5">calculer</text:span><text:span text:style-name="MT26"> : </text:span><text:span text:style-name="MT59">priorités opératoires</text:span></text:p></draw:text-box></draw:frame></text:p>
      </style:footer>
      <style:footer-left>
        <text:p text:style-name="MP1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0"><text:span text:style-name="MT25">calculer</text:span><text:span text:style-name="MT26"> : </text:span><text:span text:style-name="MT59">priorités opératoires</text:span></text:p></draw:text-box></draw:frame><draw:g text:anchor-type="paragraph" draw:z-index="227" draw:name="Shape4_69" draw:style-name="Mgr1"><draw:path draw:style-name="Mgr4" draw:text-style-name="MP16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60">P</text:span>roportionnalité </text:p>
      </style:header>
      <style:header-left>
        <text:p text:style-name="_5f_Header_20_D_20_page_20_paire_20__28_G_29_"><text:span text:style-name="MT2"><text:tab/>Proportionnalité et pourcentage</text:span><text:span text:style-name="MT3"> </text:span>: <text:span text:style-name="MT2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draw:g text:anchor-type="paragraph" draw:z-index="202" draw:name="Shape4_73" draw:style-name="Mgr1"><draw:path draw:style-name="Mgr2" draw:text-style-name="MP1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199" draw:name="Shape4_8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2">Proportionnalité et pourcentages</text:span><text:span text:style-name="MT3"> </text:span>: <text:span text:style-name="MT2">proportionnalité</text:span> </text:p>
        <text:p text:style-name="MP7"/>
      </style:header>
      <style:header-left>
        <text:p text:style-name="Header"><text:span text:style-name="MT2">Proportionnalité et pourcentages</text:span><text:span text:style-name="MT3"> </text:span>: <text:span text:style-name="MT2">proportionnalité</text:span> </text:p>
        <text:p text:style-name="MP7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Proportionnalité et pourcentages : proportionalité</text:p></draw:text-box></draw:frame><draw:g text:anchor-type="paragraph" draw:z-index="205" draw:name="Shape4_22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: </text:p></draw:text-box></draw:frame><draw:g text:anchor-type="paragraph" draw:z-index="201" draw:name="Shape4_257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32" draw:name="Shape4_85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29" draw:name="Shape4_26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" draw:name="Shape3_7" draw:style-name="Mgr9" draw:text-style-name="MP28" svg:x1="15.12cm" svg:y1="0.36cm" svg:x2="20.496cm" svg:y2="0.36cm"><text:p/></draw:line><text:s/><text:span text:style-name="MT61">Angles : </text:span>Angles : <text:span text:style-name="MT62">Comprendre la notion d’angle</text:span></text:p>
      </style:header>
      <style:header-left>
        <text:p text:style-name="MP48"><draw:line text:anchor-type="paragraph" draw:z-index="5" draw:name="Shape3_29" draw:style-name="Mgr9" draw:text-style-name="MP28" svg:x1="15.12cm" svg:y1="0.36cm" svg:x2="20.496cm" svg:y2="0.36cm"><text:p/></draw:line>Angles : <text:span text:style-name="MT62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4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63">Angles : </text:span><text:span text:style-name="MT65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6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50"><draw:line text:anchor-type="paragraph" draw:z-index="340" draw:name="Shape3_33" draw:style-name="Mgr9" draw:text-style-name="MP28" svg:x1="15.12cm" svg:y1="0.36cm" svg:x2="20.496cm" svg:y2="0.36cm"><text:p/></draw:line><text:s/><text:span text:style-name="MT67">Angles</text:span> : <text:span text:style-name="MT62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68">Angles</text:span><text:span text:style-name="MT13"> : </text:span><text:span text:style-name="MT68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9" draw:name="Shape3_35" draw:style-name="Mgr9" draw:text-style-name="MP28" svg:x1="11.344cm" svg:y1="0.358cm" svg:x2="20.497cm" svg:y2="0.36cm"><text:p/></draw:line><text:span text:style-name="MT69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38" draw:name="Shape4_18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35" draw:name="Shape4_18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85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_5f_Header_20_G_20_page_20_paire_20__28_G_29_"><draw:line text:anchor-type="paragraph" draw:z-index="337" draw:name="Shape3_30" draw:style-name="Mgr9" draw:text-style-name="MP28" svg:x1="11.435cm" svg:y1="0.388cm" svg:x2="20.496cm" svg:y2="0.36cm"><text:p/></draw:line><text:span text:style-name="MT70">Angles</text:span> : <text:span text:style-name="MT70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33" draw:name="Shape4_17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71">Angles </text:span><text:span text:style-name="MT13">: </text:span><text:span text:style-name="MT71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9" draw:text-style-name="MP2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4" draw:name="Shape3_32" draw:style-name="Mgr9" draw:text-style-name="MP2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4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72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4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331" draw:name="Shape4_18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327" draw:name="Shape4_188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8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9" draw:name="Shape3_34" draw:style-name="Mgr9" draw:text-style-name="MP28" svg:x1="15.448cm" svg:y1="0.365cm" svg:x2="20.496cm" svg:y2="0.36cm"><text:p/></draw:line><text:span text:style-name="MT73">Angles</text:span><text:span text:style-name="MT74"> : </text:span><text:span text:style-name="MT75">Calculer des mesures d’angle</text:span></text:p>
      </style:header>
      <style:header-left>
        <text:p text:style-name="_5f_Header_20_G_20_page_20_paire_20__28_G_29_"><draw:line text:anchor-type="paragraph" draw:z-index="330" draw:name="Shape3_36" draw:style-name="Mgr9" draw:text-style-name="MP28" svg:x1="15.448cm" svg:y1="0.365cm" svg:x2="20.496cm" svg:y2="0.36cm"><text:p/></draw:line><text:span text:style-name="MT73">Angles : </text:span><text:span text:style-name="MT75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64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76">Calculer des </text:span><text:span text:style-name="MT72">Mesure</text:span><text:span text:style-name="MT76">s</text:span><text:span text:style-name="MT72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63">Angles : </text:span><text:span text:style-name="MT77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52"><draw:line text:anchor-type="paragraph" draw:z-index="263" draw:name="Shape3_39" draw:style-name="Mgr6" draw:text-style-name="MP28" svg:x1="10.308cm" svg:y1="0.388cm" svg:x2="20.496cm" svg:y2="0.36cm"><text:p/></draw:line><draw:path text:anchor-type="paragraph" draw:z-index="264" draw:name="Shape1_12" draw:style-name="Mgr5" draw:text-style-name="MP27" svg:width="4.329cm" svg:height="2.238cm" svg:x="-1.5cm" svg:y="-1.001cm" svg:viewBox="0 0 4330 2239" svg:d="M0 2239l3984-288c209-15 363-167 345-342l-170-1609h-4159z"><text:p/></draw:path><text:span text:style-name="MT42">Fractions</text:span><text:span text:style-name="MT43"> : </text:span><text:span text:style-name="MT44">Problèmes</text:span><text:span text:style-name="MT43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57" draw:name="Shape4_258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F</text:span>ractions : Problèmes</text:p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73" draw:name="Shape4_10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74" draw:name="Shape4_12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1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3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1" draw:name="Shape4_109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8">Périmètre : </text:span><text:span text:style-name="MT79">Problèmes</text:span></text:p></draw:text-box></draw:frame></text:p>
      </style:footer>
      <style:footer-left>
        <text:p text:style-name="MP53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8">Périmètre : </text:span><text:span text:style-name="MT79">Problèmes</text:span></text:p></draw:text-box></draw:frame><draw:g text:anchor-type="paragraph" draw:z-index="172" draw:name="Shape4_122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0" draw:name="Shape4_145" draw:style-name="Mgr1"><draw:path draw:style-name="Mgr4" draw:text-style-name="MP16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81">Volume</text:span><text:span text:style-name="MT13"> </text:span></text:p></draw:text-box></draw:frame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Conversions d’unités : longueurs</text:p></draw:text-box></draw:frame><draw:g text:anchor-type="paragraph" draw:z-index="167" draw:name="Shape4_12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68" draw:name="Shape4_133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169" draw:name="Shape4_177" draw:style-name="Mgr1"><draw:path draw:style-name="Mgr4" draw:text-style-name="MP16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2">Conversions d’unités : longueurs</text:span></text:p>
      </style:header>
      <style:header-left>
        <text:p text:style-name="_5f_Header_20_N_20_page_20_impaire_20__28_D_29_"><text:s/><text:span text:style-name="MT82">Conversions d’unités : longueurs</text:span></text:p>
      </style:header-left>
      <style:footer>
        <text:p text:style-name="MP5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longueurs</text:span><text:span text:style-name="MT13"> </text:span></text:p></draw:text-box></draw:frame><draw:g text:anchor-type="paragraph" draw:z-index="164" draw:name="Shape4_84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65" draw:name="Shape4_124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2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83">masses</text:span></text:p>
      </style:header>
      <style:header-left>
        <text:p text:style-name="_5f_Header_20_N_20_page_20_impaire_20__28_D_29_"><text:s/><text:span text:style-name="MT82">Conversions d’unités : </text:span><text:span text:style-name="MT8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84">masses</text:span><text:span text:style-name="MT13"> </text:span></text:p></draw:text-box></draw:frame><draw:g text:anchor-type="paragraph" draw:z-index="161" draw:name="Shape4_123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62" draw:name="Shape4_12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3"><text:s/></text:span><text:span text:style-name="MT82">Conversions d’unités : </text:span><text:span text:style-name="MT83">masses</text:span></text:p>
      </style:header>
      <style:header-left>
        <text:p text:style-name="_5f_Header_20_N_20_page_20_impaire_20__28_D_29_"><text:span text:style-name="MT83"><text:s/></text:span><text:span text:style-name="MT82">Conversions d’unités : </text:span><text:span text:style-name="MT83">masses</text:span></text:p>
      </style:header-left>
      <style:footer>
        <text:p text:style-name="MP6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85">Masses</text:span><text:span text:style-name="MT13"> </text:span></text:p></draw:text-box></draw:frame><draw:g text:anchor-type="paragraph" draw:z-index="158" draw:name="Shape4_12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draw:g text:anchor-type="paragraph" draw:z-index="159" draw:name="Shape4_12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0" draw:name="Shape4_3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86">Conversions d’unités : </text:span><text:span text:style-name="MT8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2">Conversions d’unités : </text:span><text:span text:style-name="MT88">Capacités</text:span></text:p>
      </style:header>
      <style:header-left>
        <text:p text:style-name="Header"><text:s/><text:span text:style-name="MT82">Conversions d’unités : </text:span><text:span text:style-name="MT8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89">capacités</text:span><text:span text:style-name="MT13"> </text:span></text:p></draw:text-box></draw:frame><draw:g text:anchor-type="paragraph" draw:z-index="155" draw:name="Shape4_13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56" draw:name="Shape4_13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35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88">Capacités</text:span></text:p>
      </style:header>
      <style:header-left>
        <text:p text:style-name="_5f_Header_20_N_20_page_20_impaire_20__28_D_29_"><text:span text:style-name="MT90">Conversions d’unités : </text:span><text:span text:style-name="MT8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91">Capacités</text:span><text:span text:style-name="MT13"> </text:span></text:p></draw:text-box></draw:frame><draw:g text:anchor-type="paragraph" draw:z-index="154" draw:name="Shape4_14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2">Conversions d’unités : </text:span><text:span text:style-name="MT92">Temps et d</text:span><text:span text:style-name="MT93">urées</text:span></text:p>
      </style:header>
      <style:header-left>
        <text:p text:style-name="Header"><text:s/><text:span text:style-name="MT82">Conversions d’unités : </text:span><text:span text:style-name="MT92">Temps et d</text:span><text:span text:style-name="MT9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94">temps et </text:span><text:span text:style-name="MT95">durées</text:span><text:span text:style-name="MT13"> </text:span></text:p></draw:text-box></draw:frame><draw:g text:anchor-type="paragraph" draw:z-index="151" draw:name="Shape4_131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52" draw:name="Shape4_138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3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92">Temps et d</text:span><text:span text:style-name="MT93">urées</text:span></text:p>
      </style:header>
      <style:header-left>
        <text:p text:style-name="_5f_Header_20_N_20_page_20_impaire_20__28_D_29_"><text:span text:style-name="MT90">Conversions d’unités : </text:span><text:span text:style-name="MT92">Temps et d</text:span><text:span text:style-name="MT93">urées</text:span></text:p>
      </style:header-left>
      <style:footer>
        <text:p text:style-name="MP1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94">temps et </text:span><text:span text:style-name="MT95">durées</text:span><text:span text:style-name="MT13"> </text:span></text:p></draw:text-box></draw:frame><draw:g text:anchor-type="paragraph" draw:z-index="149" draw:name="Shape4_132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0" draw:name="Shape4_141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86">Conversions d’unités : </text:span><text:span text:style-name="MT94">temps et </text:span><text:span text:style-name="MT9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96">Temps et durées</text:span></text:p>
      </style:header>
      <style:header-left>
        <text:p text:style-name="_5f_Header_20_N_20_page_20_impaire_20__28_D_29_"><text:s/><text:span text:style-name="MT82">Conversions d’unités : </text:span><text:span text:style-name="MT9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97">Temps et </text:span><text:span text:style-name="MT98">Durée</text:span><text:span text:style-name="MT13"> </text:span></text:p></draw:text-box></draw:frame><draw:g text:anchor-type="paragraph" draw:z-index="146" draw:name="Shape4_13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47" draw:name="Shape4_143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4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99">Vitesse</text:span></text:p>
      </style:header>
      <style:header-left>
        <text:p text:style-name="_5f_Header_20_N_20_page_20_impaire_20__28_D_29_"><text:span text:style-name="MT90">Conversions d’unités : </text:span><text:span text:style-name="MT9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100">vitesse</text:span><text:span text:style-name="MT13"> </text:span></text:p></draw:text-box></draw:frame><draw:g text:anchor-type="paragraph" draw:z-index="144" draw:name="Shape4_14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5" draw:name="Shape4_4" draw:style-name="Mgr1"><draw:path draw:style-name="Mgr4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86">Conversions d’unités : </text:span><text:span text:style-name="MT10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2">Conversions d’unités : </text:span><text:span text:style-name="MT101">Aires</text:span></text:p>
      </style:header>
      <style:header-left>
        <text:p text:style-name="Header"><text:s/><text:span text:style-name="MT82">Conversions d’unités : </text:span><text:span text:style-name="MT10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102">aires</text:span></text:p></draw:text-box></draw:frame><draw:g text:anchor-type="paragraph" draw:z-index="141" draw:name="Shape4_5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42" draw:name="Shape4_15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0">Conversions d’unités : </text:span><text:span text:style-name="MT101">Aires</text:span></text:p>
      </style:header>
      <style:header-left>
        <text:p text:style-name="_5f_Header_20_N_20_page_20_paire_20__28_G_29_"><text:span text:style-name="MT90">Conversions d’unités : </text:span><text:span text:style-name="MT101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0">Conversions d’unités : </text:span><text:span text:style-name="MT102">Aires</text:span></text:h></draw:text-box></draw:frame><draw:g text:anchor-type="paragraph" draw:z-index="140" draw:name="Shape4_14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103">Problèmes</text:span></text:p>
      </style:header>
      <style:header-left>
        <text:p text:style-name="_5f_Header_20_N_20_page_20_paire_20__28_G_29_"><text:s/><text:span text:style-name="MT82">Conversions d’unités : </text:span><text:span text:style-name="MT10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104">problèmes</text:span></text:p></draw:text-box></draw:frame><draw:g text:anchor-type="paragraph" draw:z-index="138" draw:name="Shape4_147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05">Conversions d’unités </text:span><text:span text:style-name="MT13">: </text:span><text:span text:style-name="MT105">problèmes</text:span></text:p></draw:text-box></draw:frame><draw:g text:anchor-type="paragraph" draw:z-index="139" draw:name="Shape4_63" draw:style-name="Mgr1"><draw:path draw:style-name="Mgr4" draw:text-style-name="MP16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0">Conversions d’unités : </text:span><text:span text:style-name="MT103">Problèmes</text:span></text:p>
      </style:header>
      <style:header-left>
        <text:p text:style-name="MP62"><text:span text:style-name="MT90">Conversions d’unités : </text:span><text:span text:style-name="MT103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80">Conversions d’unités : </text:span><text:span text:style-name="MT104">problèmes</text:span></text:p></draw:text-box></draw:frame><draw:g text:anchor-type="paragraph" draw:z-index="136" draw:name="Shape4_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<text:span text:style-name="MT86">Conversions d’unités : </text:span><text:span text:style-name="MT104">problèmes</text:span></text:p></draw:text-box></draw:frame><draw:g text:anchor-type="paragraph" draw:z-index="137" draw:name="Shape4_142" draw:style-name="Mgr1"><draw:path draw:style-name="Mgr4" draw:text-style-name="MP16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33" draw:name="Shape4_10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34" draw:name="Shape4_155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5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06"><text:s text:c="15"/>A</text:span>ires : Aire et unité</text:p>
      </style:header>
      <style:header-left>
        <text:p text:style-name="MP63"><text:span text:style-name="MT106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2" draw:name="Shape4_157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30">Géométrie plane, </text:span><text:span text:style-name="MT107">partie 1</text:span> : <text:span text:style-name="MT108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09">Géométrie plane, </text:span><text:span text:style-name="MT110">partie 1</text:span><text:span text:style-name="MT109"> : </text:span><text:span text:style-name="MT111">assembler et décomposer</text:span></text:p></draw:text-box></draw:frame><draw:g text:anchor-type="paragraph" draw:z-index="130" draw:name="Shape4_216" draw:style-name="Mgr1"><draw:path draw:style-name="Mgr3" draw:text-style-name="MP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1" draw:name="Shape4_217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, </text:span><text:span text:style-name="MT110">partie 1</text:span><text:span text:style-name="MT34"> : </text:span><text:span text:style-name="MT11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2">Géométrie plane</text:span><text:span text:style-name="MT113"> : </text:span><text:span text:style-name="MT11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34">Géométrie plane : </text:span><text:span text:style-name="MT115">vocabulaire</text:span></text:p></draw:text-box></draw:frame><draw:g text:anchor-type="paragraph" draw:z-index="128" draw:name="Shape4_213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34">Géométrie plane : </text:span><text:span text:style-name="MT115">vocabulaire</text:span></text:p></draw:text-box></draw:frame><draw:g text:anchor-type="paragraph" draw:z-index="129" draw:name="Shape4_214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30">Géométrie plane, </text:span><text:span text:style-name="MT107">partie 1</text:span> : <text:span text:style-name="MT116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09">Géométrie plane, </text:span><text:span text:style-name="MT110">partie 1</text:span><text:span text:style-name="MT109"> : </text:span><text:span text:style-name="MT117">coder</text:span></text:p></draw:text-box></draw:frame><draw:g text:anchor-type="paragraph" draw:z-index="126" draw:name="Shape4_211" draw:style-name="Mgr1"><draw:path draw:style-name="Mgr3" draw:text-style-name="MP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34">Géométrie plane, </text:span><text:span text:style-name="MT110">partie 1</text:span><text:span text:style-name="MT34"> : </text:span><text:span text:style-name="MT117">coder</text:span></text:p></draw:text-box></draw:frame><draw:g text:anchor-type="paragraph" draw:z-index="127" draw:name="Shape4_212" draw:style-name="Mgr1"><draw:path draw:style-name="Mgr3" draw:text-style-name="MP9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2">Géométrie plane</text:span><text:span text:style-name="MT113"> : </text:span><text:span text:style-name="MT114">Vocabulaire</text:span></text:p>
      </style:header>
      <style:header-left>
        <text:p text:style-name="MP67"><text:span text:style-name="MT112">Géométrie plane</text:span><text:span text:style-name="MT113"> : </text:span><text:span text:style-name="MT114">Vocabulaire</text:span></text:p>
      </style:header-left>
      <style:footer>
        <text:p text:style-name="MP5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34">Géométrie plane : </text:span><text:span text:style-name="MT115">vocabulaire</text:span></text:p></draw:text-box></draw:frame><draw:g text:anchor-type="paragraph" draw:z-index="124" draw:name="Shape4_209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34">Géométrie plane : </text:span><text:span text:style-name="MT115">vocabulaire</text:span></text:p></draw:text-box></draw:frame><draw:g text:anchor-type="paragraph" draw:z-index="125" draw:name="Shape4_210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30">Géométrie plane</text:span> : <text:span text:style-name="MT31">P</text:span><text:span text:style-name="MT32">arallèles, perpendiculaires,<text:line-break/> </text:span><text:span text:style-name="MT33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2" draw:name="Shape4_20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Géométrie plane : </text:span><text:span text:style-name="MT35">Parallèles, perpendiculaires, </text:span><text:span text:style-name="MT36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draw:g text:anchor-type="paragraph" draw:z-index="123" draw:name="Shape4_206" draw:style-name="Mgr1"><draw:path draw:style-name="Mgr3" draw:text-style-name="MP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20" draw:name="Shape4_205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21" draw:name="Shape4_154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30">Géométrie plane</text:span> : <text:span text:style-name="MT119">Milieu, alignement, </text:span><text:span text:style-name="MT120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18" draw:name="Shape4_15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09">Géométrie plane : </text:span><text:span text:style-name="MT121">milieu, Alignement, </text:span><text:span text:style-name="MT12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19" draw:name="Shape4_15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121">milieu, alignement, </text:span><text:span text:style-name="MT12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3">S</text:span><text:span text:style-name="MT124">olides</text:span> : <text:span text:style-name="MT12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6" draw:name="Shape4_149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7" draw:name="Shape4_150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30">Géométrie plane</text:span> : <text:span text:style-name="MT30">Points, droites </text:span><text:span text:style-name="MT12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14" draw:name="Shape4_20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2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15" draw:name="Shape4_203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2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3">S</text:span><text:span text:style-name="MT124">olides</text:span> : <text:span text:style-name="MT12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2" draw:name="Shape4_200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13" draw:name="Shape4_201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5"><text:span text:style-name="MT15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0" draw:name="Shape4_19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1" draw:name="Shape4_19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27">R</text:span><text:span text:style-name="MT128">epères du plan : Se </text:span><text:span text:style-name="MT12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13">Repères du plan : Se </text:span><text:span text:style-name="MT130">déplacer</text:span></text:p></draw:text-box></draw:frame><draw:g text:anchor-type="paragraph" draw:z-index="108" draw:name="Shape4_192" draw:style-name="Mgr1"><draw:path draw:style-name="Mgr3" draw:text-style-name="MP9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<text:span text:style-name="MT13">Repères du plan : se </text:span><text:span text:style-name="MT130">déplacer</text:span></text:p></draw:text-box></draw:frame><draw:g text:anchor-type="paragraph" draw:z-index="109" draw:name="Shape4_193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5"><text:span text:style-name="MT15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06" draw:name="Shape4_190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07" draw:name="Shape4_19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8">R</text:span>epères du plan : Se repérer</text:p>
      </style:header>
      <style:header-left>
        <text:p text:style-name="_5f_Header_20_G_20_page_20_paire_20__28_G_29_"><text:span text:style-name="MT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Repères du plan : Se repérer</text:p></draw:text-box></draw:frame><draw:g text:anchor-type="paragraph" draw:z-index="104" draw:name="Shape4_117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Repères du plan : se repérer</text:p></draw:text-box></draw:frame><draw:g text:anchor-type="paragraph" draw:z-index="105" draw:name="Shape4_189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3" draw:name="Shape4_179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96" draw:name="Shape7_8" draw:style-name="Mgr11" draw:text-style-name="MP28" svg:x1="9.042cm" svg:y1="0.36cm" svg:x2="20.461cm" svg:y2="0.36cm"><text:p/></draw:line><draw:path text:anchor-type="paragraph" draw:z-index="97" draw:name="Shape5_1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98" draw:name="Shape6_2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T<text:span text:style-name="MT133">itre de la série</text:span></text:p>
      </style:header>
      <style:header-left>
        <text:p text:style-name="MP77"><draw:line text:anchor-type="paragraph" draw:z-index="100" draw:name="Shape7_9" draw:style-name="Mgr11" draw:text-style-name="MP28" svg:x1="9.042cm" svg:y1="0.36cm" svg:x2="20.461cm" svg:y2="0.36cm"><text:p/></draw:line><draw:path text:anchor-type="paragraph" draw:z-index="101" draw:name="Shape5_2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02" draw:name="Shape6_5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T<text:span text:style-name="MT133">itre de la série</text:span></text:p>
      </style:header-left>
      <style:footer>
        <text:p text:style-name="MP5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99" draw:name="Shape8_5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34">Angles</text:span> • <text:span text:style-name="MT13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06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95" draw:name="Shape4_178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92" draw:name="Shape4_181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93" draw:name="Shape4_18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8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135"><text:s text:c="15"/>A</text:span><text:span text:style-name="MT136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1" draw:name="Shape4_169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88" draw:name="Shape4_166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89" draw:name="Shape4_167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6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85" draw:name="Shape4_170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86" draw:name="Shape4_17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87" draw:name="Shape4_17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06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4" draw:name="Shape4_173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77" draw:name="Shape5_3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78" draw:name="Shape6_3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<draw:line text:anchor-type="paragraph" draw:z-index="79" draw:name="Shape7_6" draw:style-name="Mgr11" draw:text-style-name="MP28" svg:x1="9.042cm" svg:y1="0.36cm" svg:x2="20.461cm" svg:y2="0.36cm"><text:p/></draw:line>T<text:span text:style-name="MT133">itre de la série</text:span></text:p>
      </style:header>
      <style:header-left>
        <text:p text:style-name="MP77"><draw:path text:anchor-type="paragraph" draw:z-index="81" draw:name="Shape5_4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82" draw:name="Shape6_4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<draw:line text:anchor-type="paragraph" draw:z-index="83" draw:name="Shape7_3" draw:style-name="Mgr11" draw:text-style-name="MP28" svg:x1="9.042cm" svg:y1="0.36cm" svg:x2="20.461cm" svg:y2="0.36cm"><text:p/></draw:line>T<text:span text:style-name="MT13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0" draw:name="Shape8_4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34">Angles</text:span> • <text:span text:style-name="MT13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7">Volumes : </text:span><text:span text:style-name="MT138">Calculs et conversions</text:span></text:p>
      </style:header>
      <style:header-left>
        <text:p text:style-name="_5f_Header_20_M_20_page_20_paire_20__28_G_29_"><text:span text:style-name="MT137">Volumes : </text:span><text:span text:style-name="MT138">Calculs et conversions</text:span></text:p>
      </style:header-left>
      <style:footer>
        <text:list xml:id="list82041352" text:style-name="_5f_Numérotation_20_des_20_exercices">
          <text:list-item>
            <text:list>
              <text:list-item>
                <text:p text:style-name="MP86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1">Volumes : </text:span><text:span text:style-name="MT139">Calculs et conversions</text:span> </text:p></draw:text-box></draw:frame><draw:g text:anchor-type="paragraph" draw:z-index="75" draw:name="Shape4_174" draw:style-name="Mgr1"><draw:path draw:style-name="Mgr10" draw:text-style-name="MP5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2619888586513" text:continue-numbering="true" text:style-name="_5f_Numérotation_20_des_20_exercices">
          <text:list-item>
            <text:list>
              <text:list-item>
                <text:p text:style-name="MP86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1">Volumes : </text:span><text:span text:style-name="MT139">Calculs et conversions</text:span> </text:p></draw:text-box></draw:frame><draw:g text:anchor-type="paragraph" draw:z-index="76" draw:name="Shape4_175" draw:style-name="Mgr1"><draw:path draw:style-name="Mgr10" draw:text-style-name="MP5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3">S</text:span><text:span text:style-name="MT124">olides</text:span> : <text:span text:style-name="MT123">Vocabulaire, nature</text:span></text:p>
      </style:header>
      <style:footer>
        <text:p text:style-name="MP5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73" draw:name="Shape4_196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74" draw:name="Shape4_197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30">Géométrie plane</text:span> : <text:span text:style-name="MT140">D</text:span><text:span text:style-name="MT30">roites, </text:span><text:span text:style-name="MT141">demi-droites </text:span><text:span text:style-name="MT142">&amp; </text:span><text:span text:style-name="MT141">segments</text:span></text:p>
      </style:header>
      <style:footer>
        <text:p text:style-name="MP5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1" draw:name="Shape4_19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09">Géométrie plane : </text:span><text:span text:style-name="MT34">droites, </text:span><text:span text:style-name="MT143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2" draw:name="Shape4_199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droites, </text:span><text:span text:style-name="MT143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06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0" draw:name="Shape4_165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144">Aires</text:span><text:span text:style-name="MT78"> <text:s/>: </text:span><text:span text:style-name="MT144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67" draw:name="Shape4_162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68" draw:name="Shape4_163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16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5">Aires </text:span>: <text:span text:style-name="MT145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footer>
        <text:p text:style-name="MP5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64" draw:name="Shape4_159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65" draw:name="Shape4_160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15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06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3" draw:name="Shape4_161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46">Constructions géométriques : </text:span><text:span text:style-name="MT147">Reproduire</text:span></text:p>
      </style:header>
      <style:header-left>
        <text:p text:style-name="MP92"><text:span text:style-name="MT146">Constructions géométriques : </text:span><text:span text:style-name="MT147">Reproduire</text:span></text:p>
      </style:header-left>
      <style:footer>
        <text:p text:style-name="MP5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1" draw:name="Shape10_0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>
      <style:footer-left>
        <text:p text:style-name="MP5"><draw:frame draw:style-name="Mfr1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draw:g text:anchor-type="paragraph" draw:z-index="62" draw:name="Shape10_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59" draw:name="Shape4_20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49">G</text:span><text:span text:style-name="MT150">éométrie </text:span><text:span text:style-name="MT151">plane </text:span><text:span text:style-name="MT150">: </text:span><text:span text:style-name="MT151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0" draw:name="Shape4_207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49">G</text:span><text:span text:style-name="MT150">éométrie </text:span><text:span text:style-name="MT152">plane</text:span><text:span text:style-name="MT150"> : </text:span><text:span text:style-name="MT152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line text:anchor-type="paragraph" draw:z-index="55" draw:name="Shape9_1" draw:style-name="Mgr9" draw:text-style-name="MP28" svg:x1="11.559cm" svg:y1="0.36cm" svg:x2="20.5cm" svg:y2="0.36cm"><text:p/></draw:line><draw:frame text:anchor-type="paragraph" draw:z-index="56" draw:name="Shape8_6" draw:style-name="Mgr13" draw:text-style-name="MP79" svg:width="2.703cm" svg:height="0.715cm" draw:transform="rotate (0.0872664625997165) translate (-0.172861111111111cm 0.218722222222222cm)"><draw:text-box><text:p text:style-name="MP28"><text:span text:style-name="MT132">Série 1</text:span></text:p></draw:text-box></draw:frame><draw:path text:anchor-type="paragraph" draw:z-index="57" draw:name="Shape7_1" draw:style-name="Mgr14" draw:text-style-name="MP98" svg:width="4.329cm" svg:height="2.24cm" svg:x="-1.499cm" svg:y="-1cm" svg:viewBox="0 0 4330 2241" svg:d="M0 2241l3984-288c209-15 363-168 345-342l-170-1611h-4159z"><text:p/></draw:path>T<text:span text:style-name="MT153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58" draw:name="Shape10_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4">Éléments de géométrie</text:span> • <text:span text:style-name="MT154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54" draw:name="Shape4_21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46">Constructions géométriques : </text:span><text:span text:style-name="MT147">Reproduire</text:span></text:p>
      </style:header>
      <style:header-left>
        <text:p text:style-name="MP101"><text:span text:style-name="MT146">Constructions géométriques : </text:span><text:span text:style-name="MT147">Reproduire</text:span></text:p>
      </style:header-left>
      <style:footer>
        <text:p text:style-name="MP5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3" draw:name="Shape4_218" draw:style-name="Mgr1"><draw:path draw:style-name="Mgr3" draw:text-style-name="MP9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5">Constructions géométriques : </text:span><text:span text:style-name="MT156">Reproduire</text:span></text:p>
      </style:header>
      <style:header-left>
        <text:p text:style-name="_5f_Header_20_G_20_page_20_paire_20__28_G_29_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1" draw:name="Shape4_220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48">CONSTRUCTIONS Géométriques : </text:span><text:span text:style-name="MT149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2" draw:name="Shape4_219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46">Constructions géométriques : </text:span><text:span text:style-name="MT147">Reproduire</text:span></text:p>
      </style:header>
      <style:footer>
        <text:p text:style-name="MP5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49" draw:name="Shape10_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>
      <style:footer-left>
        <text:p text:style-name="MP5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50" draw:name="Shape10_3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5">Constructions géométriques : </text:span><text:span text:style-name="MT157">Rédiger</text:span></text:p>
      </style:header>
      <style:header-left>
        <text:p text:style-name="_5f_Header_20_G_20_page_20_paire_20__28_G_29_"><text:span text:style-name="MT155">Constructions géométriques : </text:span><text:span text:style-name="MT157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48" draw:name="Shape4_22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48">CONSTRUCTIONS Géométriques : </text:span><text:span text:style-name="MT158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59">S</text:span>olides : <text:span text:style-name="MT159">Vocabulaire, nature</text:span></text:p>
      </style:header>
      <style:header-left>
        <text:p text:style-name="_5f_Header_20_G_20_page_20_impaire_20__28_D_29_"><text:span text:style-name="MT159">S</text:span>olides : <text:span text:style-name="MT159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46" draw:name="Shape4_25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5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solides : Vocabulaire, NatuRE</text:p></draw:text-box></draw:frame><draw:g text:anchor-type="paragraph" draw:z-index="47" draw:name="Shape4_256" draw:style-name="Mgr1"><draw:path draw:style-name="Mgr3" draw:text-style-name="MP9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3">S</text:span><text:span text:style-name="MT124">olides</text:span> : <text:span text:style-name="MT123">Vocabulaire, nature</text:span></text:p>
      </style:header>
      <style:header-left>
        <text:p text:style-name="MP69"><text:span text:style-name="MT123">S</text:span><text:span text:style-name="MT124">olides</text:span> : <text:span text:style-name="MT123">Vocabulaire, nature</text:span></text:p>
      </style:header-left>
      <style:footer>
        <text:p text:style-name="MP5"><draw:frame draw:style-name="Mfr1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44" draw:name="Shape4_225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45" draw:name="Shape4_254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59">S</text:span>olides : <text:span text:style-name="MT160">Perspective cavalière</text:span></text:p>
      </style:header>
      <style:header-left>
        <text:p text:style-name="_5f_Header_20_G_20_page_20_impaire_20__28_D_29_"><text:span text:style-name="MT159">S</text:span>olides : <text:span text:style-name="MT160">Perspective cavalière</text:span></text:p>
      </style:header-left>
      <style:footer>
        <text:p text:style-name="MP5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2" draw:name="Shape4_22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1">solides : </text:span><text:span text:style-name="MT162">perspective cavalière</text:span></text:h></draw:text-box></draw:frame></text:p>
      </style:footer>
      <style:footer-left>
        <text:p text:style-name="MP5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3" draw:name="Shape4_253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1">solides : </text:span><text:span text:style-name="MT162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3">Solides : </text:span><text:span text:style-name="MT163">Patrons</text:span></text:p>
      </style:header>
      <style:header-left>
        <text:p text:style-name="_5f_Header_20_G_20_page_20_paire_20__28_G_29_"><text:span text:style-name="MT123">Solides : </text:span><text:span text:style-name="MT163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<text:span text:style-name="MT164">patrons</text:span></text:p></draw:text-box></draw:frame><draw:g text:anchor-type="paragraph" draw:z-index="40" draw:name="Shape4_223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4">patrons</text:span></text:h></draw:text-box></draw:frame><draw:g text:anchor-type="paragraph" draw:z-index="41" draw:name="Shape4_252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59">S</text:span>olides : <text:span text:style-name="MT165">Patrons</text:span></text:p>
      </style:header>
      <style:header-left>
        <text:p text:style-name="_5f_Header_20_G_20_page_20_impaire_20__28_D_29_"><text:span text:style-name="MT159">S</text:span>olides : <text:span text:style-name="MT165">Patrons</text:span></text:p>
      </style:header-left>
      <style:footer>
        <text:p text:style-name="MP5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38" draw:name="Shape4_22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1">solides : </text:span><text:span text:style-name="MT166">Patrons</text:span></text:h></draw:text-box></draw:frame></text:p>
      </style:footer>
      <style:footer-left>
        <text:p text:style-name="MP5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39" draw:name="Shape4_25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1">solides : </text:span><text:span text:style-name="MT166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3">S</text:span><text:span text:style-name="MT124">olides</text:span> : <text:span text:style-name="MT123">Vocabulaire, nature</text:span></text:p>
      </style:header>
      <style:header-left>
        <text:p text:style-name="_5f_Header_20_G_20_page_20_impaire_20__28_D_29_"><text:span text:style-name="MT123">S</text:span><text:span text:style-name="MT124">olides</text:span> : <text:span text:style-name="MT123">Vocabulaire, nature</text:span></text:p>
      </style:header-left>
      <style:footer>
        <text:p text:style-name="MP5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36" draw:name="Shape4_249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37" draw:name="Shape4_250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5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34" draw:name="Shape4_247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35" draw:name="Shape4_248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0">Symétrie axiale</text:span><text:span text:style-name="MT33"> : </text:span><text:span text:style-name="MT171">Reconnaissance et axes</text:span></text:p>
      </style:header>
      <style:footer>
        <text:p text:style-name="MP1"><draw:frame draw:style-name="Mfr1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2" draw:name="Shape4_24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8">S</text:span>ymétrie axiale : reconnaissance et axes</text:h></draw:text-box></draw:frame></text:p>
      </style:footer>
      <style:footer-left>
        <text:p text:style-name="MP5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3" draw:name="Shape4_246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30" draw:name="Shape4_243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31" draw:name="Shape4_244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0">Symétrie axiale</text:span><text:span text:style-name="MT33"> : </text:span><text:span text:style-name="MT170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28" draw:name="Shape4_24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S</text:span><text:span text:style-name="MT172">ymétrie axiale : </text:span><text:span text:style-name="MT173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29" draw:name="Shape4_242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09">S</text:span><text:span text:style-name="MT172">ymétrie axiale : </text:span><text:span text:style-name="MT173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26" draw:name="Shape4_226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ymétrie axiale : constructions</text:p></draw:text-box></draw:frame><draw:g text:anchor-type="paragraph" draw:z-index="27" draw:name="Shape4_240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8">S</text:span><text:span text:style-name="MT33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4" draw:name="Shape4_23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8">S</text:span>ymétrie axiale : Constructions</text:h></draw:text-box></draw:frame></text:p>
      </style:footer>
      <style:footer-left>
        <text:p text:style-name="MP5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25" draw:name="Shape4_239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header-left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22" draw:name="Shape4_236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23" draw:name="Shape4_237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33"> : </text:span><text:span text:style-name="MT175">Axes de symétrie de figures</text:span></text:p>
      </style:header>
      <style:header-left>
        <text:p text:style-name="MP108"><text:span text:style-name="MT174">Symétrie axiale</text:span><text:span text:style-name="MT33"> : </text:span><text:span text:style-name="MT175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0" draw:name="Shape4_234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8">S</text:span>ymétrie axiale : axes de symétrie de figures</text:p></draw:text-box></draw:frame></text:p>
      </style:footer>
      <style:footer-left>
        <text:p text:style-name="MP5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1" draw:name="Shape4_235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8" draw:name="Shape4_232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9" draw:name="Shape4_233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8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16" draw:name="Shape4_230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8">S</text:span>ymétrie axiale : propriétés</text:p></draw:text-box></draw:frame></text:p>
      </style:footer>
      <style:footer-left>
        <text:p text:style-name="MP5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7" draw:name="Shape4_231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5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4" draw:name="Shape4_228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8">Géométrie plane : </text:span><text:span text:style-name="MT31">parallèles, perpendiculaires, </text:span><text:span text:style-name="MT8">distances</text:span></text:p></draw:text-box></draw:frame><draw:g text:anchor-type="paragraph" draw:z-index="15" draw:name="Shape4_229" draw:style-name="Mgr1"><draw:path draw:style-name="Mgr3" draw:text-style-name="MP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8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2" draw:name="Shape4_49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8">S</text:span>ymétrie axiale : pour aller plus loin</text:p></draw:text-box></draw:frame></text:p>
      </style:footer>
      <style:footer-left>
        <text:p text:style-name="MP5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3" draw:name="Shape4_227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4">Géométrie plane : </text:span><text:span text:style-name="MT35">parallèles, perpendiculaires, </text:span><text:span text:style-name="MT36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6" draw:name="Shape3_1" draw:style-name="Mgr15" draw:text-style-name="MP28" svg:x1="10.893cm" svg:y1="0.403cm" svg:x2="20.503cm" svg:y2="0.327cm"><text:p/></draw:line><draw:path text:anchor-type="char" draw:z-index="7" draw:name="Shape1_2" draw:style-name="Mgr16" draw:text-style-name="MP113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0" draw:name="Shape1_9" draw:style-name="Mgr16" draw:text-style-name="MP113" svg:width="4.329cm" svg:height="2.24cm" svg:x="-1.499cm" svg:y="-0.991cm" svg:viewBox="0 0 4330 2241" svg:d="M0 2241l3984-288c209-15 363-168 345-342l-170-1611h-4159z"><text:p/></draw:path>Résoudre des problèmes<draw:line text:anchor-type="char" draw:z-index="9" draw:name="Shape3_38" draw:style-name="Mgr15" draw:text-style-name="MP2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8" draw:name="Shape4_56" draw:style-name="Mgr1"><draw:path draw:style-name="Mgr17" draw:text-style-name="MP1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2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8">Résoudre des problèmes</text:p></draw:text-box></draw:frame><draw:g text:anchor-type="paragraph" draw:z-index="11" draw:name="Shape4_264" draw:style-name="Mgr1"><draw:path draw:style-name="Mgr17" draw:text-style-name="MP114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6" draw:name="Shape3_16" draw:style-name="Mgr11" draw:text-style-name="MP28" svg:x1="12.726cm" svg:y1="0.399cm" svg:x2="20.496cm" svg:y2="0.36cm"><text:p/></draw:line><text:span text:style-name="MT135">Périmètre</text:span> : <text:span text:style-name="MT176">Périmètres et unités</text:span></text:p>
      </style:header>
      <style:header-left>
        <text:p text:style-name="MP115"><draw:line text:anchor-type="paragraph" draw:z-index="178" draw:name="Shape3_17" draw:style-name="Mgr11" draw:text-style-name="MP28" svg:x1="16.083cm" svg:y1="0.383cm" svg:x2="20.496cm" svg:y2="0.36cm"><text:p/></draw:line><text:span text:style-name="MT135">Périmètre</text:span> : <text:span text:style-name="MT176">Périmètres et unités</text:span></text:p>
      </style:header-left>
      <style:footer>
        <text:p text:style-name="MP1"><draw:frame draw:style-name="Mfr1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77" draw:name="Shape4_107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8">Périmètre <text:s/>: </text:span><text:span text:style-name="MT177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79" draw:name="Shape4_12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80" draw:name="Shape4_263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6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2" draw:name="Shape3_11" draw:style-name="Mgr11" draw:text-style-name="MP28" svg:x1="12.45cm" svg:y1="0.362cm" svg:x2="20.497cm" svg:y2="0.36cm"><text:p/></draw:line><text:span text:style-name="MT135">Périmètre</text:span> : <text:span text:style-name="MT178">Mesurer, reporter</text:span></text:p>
      </style:header>
      <style:header-left>
        <text:p text:style-name="_5f_Header_20_M_20_page_20_impaire_20__28_D_29_"><draw:line text:anchor-type="paragraph" draw:z-index="184" draw:name="Shape3_20" draw:style-name="Mgr11" draw:text-style-name="MP28" svg:x1="12.45cm" svg:y1="0.362cm" svg:x2="20.497cm" svg:y2="0.36cm"><text:p/></draw:line><text:span text:style-name="MT135">Périmètre</text:span> : <text:span text:style-name="MT178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3" draw:name="Shape4_113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8">Périmètre : </text:span><text:span text:style-name="MT179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85" draw:name="Shape4_18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86" draw:name="Shape4_114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135">Périmètre</text:span> : <text:span text:style-name="MT135">Calculs sur une figure</text:span></text:p>
      </style:header>
      <style:header-left>
        <text:p text:style-name="_5f_Header_20_M_20_page_20_paire_20__28_G_29_"><text:span text:style-name="MT135">Périmètre</text:span> : <text:span text:style-name="MT135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89" draw:name="Shape4_94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0" draw:name="Shape4_95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1"><draw:path draw:style-name="Mgr10" draw:text-style-name="MP5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192" draw:name="Shape4_93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193" draw:name="Shape4_102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1">Calculer</text:span> : <text:span text:style-name="MT21">Additionner et soustraire</text:span></text:p>
      </style:header>
      <style:header-left>
        <text:p text:style-name="Header"><text:s/><text:span text:style-name="MT21">Calculer</text:span> : <text:span text:style-name="MT21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 : additionner et soustraire</text:span><text:span text:style-name="MT13"> </text:span></text:p></draw:text-box></draw:frame><draw:g text:anchor-type="paragraph" draw:z-index="206" draw:name="Shape4_71" draw:style-name="Mgr1"><draw:path draw:style-name="Mgr4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3"><text:span text:style-name="MT22">Calculer</text:span><text:span text:style-name="MT13"> : </text:span><text:span text:style-name="MT22">additionner et soustraire</text:span></text:p></draw:text-box></draw:frame><draw:g text:anchor-type="paragraph" draw:z-index="203" draw:name="Shape4_104" draw:style-name="Mgr1"><draw:path draw:style-name="Mgr4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9" draw:name="Shape3_4" draw:style-name="Mgr11" draw:text-style-name="MP28" svg:x1="12.104cm" svg:y1="0.392cm" svg:x2="20.497cm" svg:y2="0.36cm"><text:p/></draw:line><text:span text:style-name="MT135">Périmètre</text:span> : <text:span text:style-name="MT180">Coder et calculer</text:span></text:p>
      </style:header>
      <style:header-left>
        <text:p text:style-name="_5f_Header_20_M_20_page_20_impaire_20__28_D_29_"><draw:line text:anchor-type="paragraph" draw:z-index="210" draw:name="Shape3_18" draw:style-name="Mgr11" draw:text-style-name="MP28" svg:x1="12.104cm" svg:y1="0.392cm" svg:x2="20.497cm" svg:y2="0.36cm"><text:p/></draw:line><text:span text:style-name="MT135">Périmètre</text:span> : <text:span text:style-name="MT180">Coder et calculer</text:span></text:p>
      </style:header-left>
      <style:footer>
        <text:p text:style-name="MP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07" draw:name="Shape4_103" draw:style-name="Mgr1"><draw:path draw:style-name="Mgr10" draw:text-style-name="MP5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8">Périmètre : </text:span><text:span text:style-name="MT181">coder et calcul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30T23:26:16.614000000</dc:date>
    <meta:editing-duration>P2DT15H43M28S</meta:editing-duration>
    <meta:editing-cycles>249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83" meta:word-count="3149" meta:character-count="19788" meta:non-whitespace-character-count="17028"/>
    <meta:template xlink:type="simple" xlink:actuate="onRequest" xlink:title="lycee_v3" xlink:href="../../fichiers%20définitifs/Modele_cahier.ott" meta:date="2021-07-09T13:45:32.011278978"/>
  </office:meta>
</office:document-meta>
</file>